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21.87mm"/>
    </style:style>
    <style:style style:name="co3" style:family="table-column">
      <style:table-column-properties fo:break-before="auto" style:column-width="22.86mm"/>
    </style:style>
    <style:style style:name="co4" style:family="table-column">
      <style:table-column-properties fo:break-before="auto" style:column-width="11.24mm"/>
    </style:style>
    <style:style style:name="co5" style:family="table-column">
      <style:table-column-properties fo:break-before="auto" style:column-width="31.57mm"/>
    </style:style>
    <style:style style:name="co6" style:family="table-column">
      <style:table-column-properties fo:break-before="auto" style:column-width="16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44.66mm"/>
    </style:style>
    <style:style style:name="co9" style:family="table-column">
      <style:table-column-properties fo:break-before="auto" style:column-width="15.59mm"/>
    </style:style>
    <style:style style:name="co10" style:family="table-column">
      <style:table-column-properties fo:break-before="auto" style:column-width="18.33mm"/>
    </style:style>
    <style:style style:name="co11" style:family="table-column">
      <style:table-column-properties fo:break-before="auto" style:column-width="26.14mm"/>
    </style:style>
    <style:style style:name="co12" style:family="table-column">
      <style:table-column-properties fo:break-before="auto" style:column-width="18.24mm"/>
    </style:style>
    <style:style style:name="co13" style:family="table-column">
      <style:table-column-properties fo:break-before="auto" style:column-width="23.5mm"/>
    </style:style>
    <style:style style:name="co14" style:family="table-column">
      <style:table-column-properties fo:break-before="auto" style:column-width="22.95mm"/>
    </style:style>
    <style:style style:name="co15" style:family="table-column">
      <style:table-column-properties fo:break-before="auto" style:column-width="38.47mm"/>
    </style:style>
    <style:style style:name="co16" style:family="table-column">
      <style:table-column-properties fo:break-before="auto" style:column-width="22.14mm"/>
    </style:style>
    <style:style style:name="co17" style:family="table-column">
      <style:table-column-properties fo:break-before="auto" style:column-width="36.76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fo:background-color="#ffff99"/>
    </style:style>
    <style:style style:name="ce3" style:family="table-cell" style:parent-style-name="Default" style:data-style-name="N2">
      <style:table-cell-properties fo:background-color="#ffff99"/>
    </style:style>
  </office:automatic-styles>
  <office:body>
    <office:spreadsheet>
      <table:calculation-settings table:automatic-find-labels="false"/>
      <table:table table:name="resultats-calcu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ce1"/>
        <table:table-column table:style-name="co14" table:default-cell-style-name="ce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Equipe</text:p>
          </table:table-cell>
          <table:table-cell office:value-type="string" calcext:value-type="string">
            <text:p>Epreuve</text:p>
          </table:table-cell>
          <table:table-cell table:style-name="Default" office:value-type="string" calcext:value-type="string">
            <text:p>Resultat</text:p>
          </table:table-cell>
          <table:table-cell office:value-type="string" calcext:value-type="string">
            <text:p>Disqualification</text:p>
          </table:table-cell>
          <table:table-cell table:style-name="Default" office:value-type="string" calcext:value-type="string">
            <text:p>Description </text:p>
          </table:table-cell>
          <table:table-cell office:value-type="string" calcext:value-type="string">
            <text:p>Annonce</text:p>
          </table:table-cell>
          <table:table-cell office:value-type="string" calcext:value-type="string">
            <text:p>1. min</text:p>
          </table:table-cell>
          <table:table-cell office:value-type="string" calcext:value-type="string">
            <text:p>1. sec</text:p>
          </table:table-cell>
          <table:table-cell office:value-type="string" calcext:value-type="string">
            <text:p>1. centième</text:p>
          </table:table-cell>
          <table:table-cell table:style-name="Default" office:value-type="string" calcext:value-type="string">
            <text:p>Résultats</text:p>
            <text:p>Temps</text:p>
          </table:table-cell>
          <table:table-cell office:value-type="string" calcext:value-type="string">
            <text:p>1. min</text:p>
          </table:table-cell>
          <table:table-cell office:value-type="string" calcext:value-type="string">
            <text:p>1. sec</text:p>
          </table:table-cell>
          <table:table-cell office:value-type="string" calcext:value-type="string">
            <text:p>1. centième</text:p>
          </table:table-cell>
          <table:table-cell table:style-name="Default" office:value-type="string" calcext:value-type="string">
            <text:p>Résultats</text:p>
            <text:p>Temps</text:p>
          </table:table-cell>
          <table:table-cell table:style-name="Default" office:value-type="string" calcext:value-type="string">
            <text:p>Moyenne</text:p>
          </table:table-cell>
          <table:table-cell office:value-type="string" calcext:value-type="string">
            <text:p>nombres longueurs</text:p>
          </table:table-cell>
          <table:table-cell office:value-type="string" calcext:value-type="string">
            <text:p>distance lue</text:p>
          </table:table-cell>
          <table:table-cell office:value-type="string" calcext:value-type="string">
            <text:p>distance réelle</text:p>
          </table:table-cell>
        </table:table-row>
        <table:table-row table:style-name="ro2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Géraldine</text:p>
          </table:table-cell>
          <table:table-cell office:value-type="string" calcext:value-type="string">
            <text:p>HUBINOI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Razmokets</text:p>
          </table:table-cell>
          <table:table-cell office:value-type="string" calcext:value-type="string">
            <text:p>dwf</text:p>
          </table:table-cell>
          <table:table-cell table:style-name="Default" table:formula="of:=[.V2]"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3" table:formula="of:=[.K2]*60+[.L2]+[.M2]/100" office:value-type="float" office:value="150.2" calcext:value-type="float">
            <text:p>150,20</text:p>
          </table:table-cell>
          <table:table-cell table:style-name="ce2" table:number-columns-repeated="3"/>
          <table:table-cell table:style-name="ce3"/>
          <table:table-cell table:style-name="ce3" table:formula="of:=([.N2]+[.R2])/2" office:value-type="float" office:value="75.1" calcext:value-type="float">
            <text:p>75,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T2]*50+IF(MOD([.T2];2); [.U2]-50; -[.U2])" office:value-type="float" office:value="80" calcext:value-type="float">
            <text:p>8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CARREAU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Razmokets</text:p>
          </table:table-cell>
          <table:table-cell office:value-type="string" calcext:value-type="string">
            <text:p>sta</text:p>
          </table:table-cell>
          <table:table-cell table:formula="of:=[.S3]" office:value-type="float" office:value="251.69" calcext:value-type="float">
            <text:p>251,69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formula="of:=[.K3]*60+[.L3]+[.M3]/100" office:value-type="float" office:value="251.34" calcext:value-type="float">
            <text:p>251,3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O3]*60+[.P3]+[.Q3]/100" office:value-type="float" office:value="252.04" calcext:value-type="float">
            <text:p>252,04</text:p>
          </table:table-cell>
          <table:table-cell table:formula="of:=([.N3]+[.R3])/2" office:value-type="float" office:value="251.69" calcext:value-type="float">
            <text:p>251,69</text:p>
          </table:table-cell>
          <table:table-cell table:number-columns-repeated="2"/>
          <table:table-cell table:formula="of:=[.T3]*50+IF(MOD([.T3];2); [.U3]-50; -[.U3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CHAMBRI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zmokets</text:p>
          </table:table-cell>
          <table:table-cell office:value-type="string" calcext:value-type="string">
            <text:p>sta</text:p>
          </table:table-cell>
          <table:table-cell table:formula="of:=[.S4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4]*60+[.L4]+[.M4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4]*60+[.P4]+[.Q4]/100" office:value-type="float" office:value="0" calcext:value-type="float">
            <text:p>0,00</text:p>
          </table:table-cell>
          <table:table-cell table:formula="of:=([.N4]+[.R4])/2" office:value-type="float" office:value="0" calcext:value-type="float">
            <text:p>0,00</text:p>
          </table:table-cell>
          <table:table-cell table:number-columns-repeated="2"/>
          <table:table-cell table:formula="of:=[.T4]*50+IF(MOD([.T4];2); [.U4]-50; -[.U4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Jérome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zmokets</text:p>
          </table:table-cell>
          <table:table-cell office:value-type="string" calcext:value-type="string">
            <text:p>spd</text:p>
          </table:table-cell>
          <table:table-cell table:formula="of:=[.S5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5]*60+[.L5]+[.M5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5]*60+[.P5]+[.Q5]/100" office:value-type="float" office:value="0" calcext:value-type="float">
            <text:p>0,00</text:p>
          </table:table-cell>
          <table:table-cell table:formula="of:=([.N5]+[.R5])/2" office:value-type="float" office:value="0" calcext:value-type="float">
            <text:p>0,00</text:p>
          </table:table-cell>
          <table:table-cell table:number-columns-repeated="2"/>
          <table:table-cell table:formula="of:=[.T5]*50+IF(MOD([.T5];2); [.U5]-50; -[.U5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GARANL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zmokets</text:p>
          </table:table-cell>
          <table:table-cell office:value-type="string" calcext:value-type="string">
            <text:p>dwf</text:p>
          </table:table-cell>
          <table:table-cell table:style-name="Default" table:formula="of:=[.V6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6]*60+[.L6]+[.M6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6]*60+[.P6]+[.Q6]/100" office:value-type="float" office:value="0" calcext:value-type="float">
            <text:p>0,00</text:p>
          </table:table-cell>
          <table:table-cell table:style-name="ce3" table:formula="of:=([.N6]+[.R6])/2" office:value-type="float" office:value="0" calcext:value-type="float">
            <text:p>0,00</text:p>
          </table:table-cell>
          <table:table-cell table:number-columns-repeated="2"/>
          <table:table-cell table:formula="of:=[.T6]*50+IF(MOD([.T6];2); [.U6]-50; -[.U6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Cécile</text:p>
          </table:table-cell>
          <table:table-cell office:value-type="string" calcext:value-type="string">
            <text:p>SPAN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Axolotl</text:p>
          </table:table-cell>
          <table:table-cell office:value-type="string" calcext:value-type="string">
            <text:p>dwf</text:p>
          </table:table-cell>
          <table:table-cell table:style-name="Default" table:formula="of:=[.V7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7]*60+[.L7]+[.M7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7]*60+[.P7]+[.Q7]/100" office:value-type="float" office:value="0" calcext:value-type="float">
            <text:p>0,00</text:p>
          </table:table-cell>
          <table:table-cell table:style-name="ce3" table:formula="of:=([.N7]+[.R7])/2" office:value-type="float" office:value="0" calcext:value-type="float">
            <text:p>0,00</text:p>
          </table:table-cell>
          <table:table-cell table:number-columns-repeated="2"/>
          <table:table-cell table:formula="of:=[.T7]*50+IF(MOD([.T7];2); [.U7]-50; -[.U7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GOSSAR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Axolotl</text:p>
          </table:table-cell>
          <table:table-cell office:value-type="string" calcext:value-type="string">
            <text:p>sta</text:p>
          </table:table-cell>
          <table:table-cell table:formula="of:=[.S8]" office:value-type="float" office:value="156.035" calcext:value-type="float">
            <text:p>156,04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table:formula="of:=[.K8]*60+[.L8]+[.M8]/100" office:value-type="float" office:value="155.81" calcext:value-type="float">
            <text:p>155,8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formula="of:=[.O8]*60+[.P8]+[.Q8]/100" office:value-type="float" office:value="156.26" calcext:value-type="float">
            <text:p>156,26</text:p>
          </table:table-cell>
          <table:table-cell table:formula="of:=([.N8]+[.R8])/2" office:value-type="float" office:value="156.035" calcext:value-type="float">
            <text:p>156,04</text:p>
          </table:table-cell>
          <table:table-cell table:number-columns-repeated="2"/>
          <table:table-cell table:formula="of:=[.T8]*50+IF(MOD([.T8];2); [.U8]-50; -[.U8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Malik</text:p>
          </table:table-cell>
          <table:table-cell office:value-type="string" calcext:value-type="string">
            <text:p>BABA AISS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Axolotl</text:p>
          </table:table-cell>
          <table:table-cell office:value-type="string" calcext:value-type="string">
            <text:p>dwf</text:p>
          </table:table-cell>
          <table:table-cell table:style-name="Default" table:formula="of:=[.V9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9]*60+[.L9]+[.M9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9]*60+[.P9]+[.Q9]/100" office:value-type="float" office:value="0" calcext:value-type="float">
            <text:p>0,00</text:p>
          </table:table-cell>
          <table:table-cell table:style-name="ce3" table:formula="of:=([.N9]+[.R9])/2" office:value-type="float" office:value="0" calcext:value-type="float">
            <text:p>0,00</text:p>
          </table:table-cell>
          <table:table-cell table:number-columns-repeated="2"/>
          <table:table-cell table:formula="of:=[.T9]*50+IF(MOD([.T9];2); [.U9]-50; -[.U9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abien</text:p>
          </table:table-cell>
          <table:table-cell office:value-type="string" calcext:value-type="string">
            <text:p>DUBOUR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Axolotl</text:p>
          </table:table-cell>
          <table:table-cell office:value-type="string" calcext:value-type="string">
            <text:p>sta</text:p>
          </table:table-cell>
          <table:table-cell table:formula="of:=[.S10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0]*60+[.L10]+[.M10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10]*60+[.P10]+[.Q10]/100" office:value-type="float" office:value="0" calcext:value-type="float">
            <text:p>0,00</text:p>
          </table:table-cell>
          <table:table-cell table:formula="of:=([.N10]+[.R10])/2" office:value-type="float" office:value="0" calcext:value-type="float">
            <text:p>0,00</text:p>
          </table:table-cell>
          <table:table-cell table:number-columns-repeated="2"/>
          <table:table-cell table:formula="of:=[.T10]*50+IF(MOD([.T10];2); [.U10]-50; -[.U10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DUR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Axolotl</text:p>
          </table:table-cell>
          <table:table-cell office:value-type="string" calcext:value-type="string">
            <text:p>spd</text:p>
          </table:table-cell>
          <table:table-cell table:formula="of:=[.S11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1]*60+[.L11]+[.M11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11]*60+[.P11]+[.Q11]/100" office:value-type="float" office:value="0" calcext:value-type="float">
            <text:p>0,00</text:p>
          </table:table-cell>
          <table:table-cell table:formula="of:=([.N11]+[.R11])/2" office:value-type="float" office:value="0" calcext:value-type="float">
            <text:p>0,00</text:p>
          </table:table-cell>
          <table:table-cell table:number-columns-repeated="2"/>
          <table:table-cell table:formula="of:=[.T11]*50+IF(MOD([.T11];2); [.U11]-50; -[.U11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FALVAR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krakens</text:p>
          </table:table-cell>
          <table:table-cell office:value-type="string" calcext:value-type="string">
            <text:p>sta</text:p>
          </table:table-cell>
          <table:table-cell table:formula="of:=[.S12]" office:value-type="float" office:value="218.22" calcext:value-type="float">
            <text:p>218,22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formula="of:=[.K12]*60+[.L12]+[.M12]/100" office:value-type="float" office:value="218.22" calcext:value-type="float">
            <text:p>218,2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formula="of:=[.O12]*60+[.P12]+[.Q12]/100" office:value-type="float" office:value="218.22" calcext:value-type="float">
            <text:p>218,22</text:p>
          </table:table-cell>
          <table:table-cell table:formula="of:=([.N12]+[.R12])/2" office:value-type="float" office:value="218.22" calcext:value-type="float">
            <text:p>218,22</text:p>
          </table:table-cell>
          <table:table-cell table:number-columns-repeated="2"/>
          <table:table-cell table:formula="of:=[.T12]*50+IF(MOD([.T12];2); [.U12]-50; -[.U12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Audrey</text:p>
          </table:table-cell>
          <table:table-cell office:value-type="string" calcext:value-type="string">
            <text:p>DUTOI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krakens</text:p>
          </table:table-cell>
          <table:table-cell office:value-type="string" calcext:value-type="string">
            <text:p>spd</text:p>
          </table:table-cell>
          <table:table-cell table:formula="of:=[.S13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3]*60+[.L13]+[.M13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13]*60+[.P13]+[.Q13]/100" office:value-type="float" office:value="0" calcext:value-type="float">
            <text:p>0,00</text:p>
          </table:table-cell>
          <table:table-cell table:formula="of:=([.N13]+[.R13])/2" office:value-type="float" office:value="0" calcext:value-type="float">
            <text:p>0,00</text:p>
          </table:table-cell>
          <table:table-cell table:number-columns-repeated="2"/>
          <table:table-cell table:formula="of:=[.T13]*50+IF(MOD([.T13];2); [.U13]-50; -[.U13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LE CO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krakens</text:p>
          </table:table-cell>
          <table:table-cell office:value-type="string" calcext:value-type="string">
            <text:p>sta</text:p>
          </table:table-cell>
          <table:table-cell table:formula="of:=[.S14]" office:value-type="float" office:value="181.185" calcext:value-type="float">
            <text:p>181,19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K14]*60+[.L14]+[.M14]/100" office:value-type="float" office:value="181.03" calcext:value-type="float">
            <text:p>181,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[.O14]*60+[.P14]+[.Q14]/100" office:value-type="float" office:value="181.34" calcext:value-type="float">
            <text:p>181,34</text:p>
          </table:table-cell>
          <table:table-cell table:formula="of:=([.N14]+[.R14])/2" office:value-type="float" office:value="181.185" calcext:value-type="float">
            <text:p>181,19</text:p>
          </table:table-cell>
          <table:table-cell table:number-columns-repeated="2"/>
          <table:table-cell table:formula="of:=[.T14]*50+IF(MOD([.T14];2); [.U14]-50; -[.U14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krakens</text:p>
          </table:table-cell>
          <table:table-cell office:value-type="string" calcext:value-type="string">
            <text:p>dwf</text:p>
          </table:table-cell>
          <table:table-cell table:style-name="Default" table:formula="of:=[.V15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15]*60+[.L15]+[.M15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15]*60+[.P15]+[.Q15]/100" office:value-type="float" office:value="0" calcext:value-type="float">
            <text:p>0,00</text:p>
          </table:table-cell>
          <table:table-cell table:style-name="ce3" table:formula="of:=([.N15]+[.R15])/2" office:value-type="float" office:value="0" calcext:value-type="float">
            <text:p>0,00</text:p>
          </table:table-cell>
          <table:table-cell table:number-columns-repeated="2"/>
          <table:table-cell table:formula="of:=[.T15]*50+IF(MOD([.T15];2); [.U15]-50; -[.U15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Mourad</text:p>
          </table:table-cell>
          <table:table-cell office:value-type="string" calcext:value-type="string">
            <text:p>CHAKROU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krakens</text:p>
          </table:table-cell>
          <table:table-cell office:value-type="string" calcext:value-type="string">
            <text:p>dwf</text:p>
          </table:table-cell>
          <table:table-cell table:style-name="Default" table:formula="of:=[.V16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16]*60+[.L16]+[.M16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16]*60+[.P16]+[.Q16]/100" office:value-type="float" office:value="0" calcext:value-type="float">
            <text:p>0,00</text:p>
          </table:table-cell>
          <table:table-cell table:style-name="ce3" table:formula="of:=([.N16]+[.R16])/2" office:value-type="float" office:value="0" calcext:value-type="float">
            <text:p>0,00</text:p>
          </table:table-cell>
          <table:table-cell table:number-columns-repeated="2"/>
          <table:table-cell table:formula="of:=[.T16]*50+IF(MOD([.T16];2); [.U16]-50; -[.U16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Jean-Yves</text:p>
          </table:table-cell>
          <table:table-cell office:value-type="string" calcext:value-type="string">
            <text:p>DANJ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Grands Méchants Loups</text:p>
          </table:table-cell>
          <table:table-cell office:value-type="string" calcext:value-type="string">
            <text:p>sta</text:p>
          </table:table-cell>
          <table:table-cell table:formula="of:=[.S17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7]*60+[.L17]+[.M17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17]*60+[.P17]+[.Q17]/100" office:value-type="float" office:value="0" calcext:value-type="float">
            <text:p>0,00</text:p>
          </table:table-cell>
          <table:table-cell table:formula="of:=([.N17]+[.R17])/2" office:value-type="float" office:value="0" calcext:value-type="float">
            <text:p>0,00</text:p>
          </table:table-cell>
          <table:table-cell table:number-columns-repeated="2"/>
          <table:table-cell table:formula="of:=[.T17]*50+IF(MOD([.T17];2); [.U17]-50; -[.U17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Frederique</text:p>
          </table:table-cell>
          <table:table-cell office:value-type="string" calcext:value-type="string">
            <text:p>CORDI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Grands Méchants Loups</text:p>
          </table:table-cell>
          <table:table-cell office:value-type="string" calcext:value-type="string">
            <text:p>dwf</text:p>
          </table:table-cell>
          <table:table-cell table:style-name="Default" table:formula="of:=[.V18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18]*60+[.L18]+[.M18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18]*60+[.P18]+[.Q18]/100" office:value-type="float" office:value="0" calcext:value-type="float">
            <text:p>0,00</text:p>
          </table:table-cell>
          <table:table-cell table:style-name="ce3" table:formula="of:=([.N18]+[.R18])/2" office:value-type="float" office:value="0" calcext:value-type="float">
            <text:p>0,00</text:p>
          </table:table-cell>
          <table:table-cell table:number-columns-repeated="2"/>
          <table:table-cell table:formula="of:=[.T18]*50+IF(MOD([.T18];2); [.U18]-50; -[.U18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DOUZ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Grands Méchants Loups</text:p>
          </table:table-cell>
          <table:table-cell office:value-type="string" calcext:value-type="string">
            <text:p>dwf</text:p>
          </table:table-cell>
          <table:table-cell table:style-name="Default" table:formula="of:=[.V19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19]*60+[.L19]+[.M19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19]*60+[.P19]+[.Q19]/100" office:value-type="float" office:value="0" calcext:value-type="float">
            <text:p>0,00</text:p>
          </table:table-cell>
          <table:table-cell table:style-name="ce3" table:formula="of:=([.N19]+[.R19])/2" office:value-type="float" office:value="0" calcext:value-type="float">
            <text:p>0,00</text:p>
          </table:table-cell>
          <table:table-cell table:number-columns-repeated="2"/>
          <table:table-cell table:formula="of:=[.T19]*50+IF(MOD([.T19];2); [.U19]-50; -[.U19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Aymeric</text:p>
          </table:table-cell>
          <table:table-cell office:value-type="string" calcext:value-type="string">
            <text:p>GOLLIAU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Grands Méchants Loups</text:p>
          </table:table-cell>
          <table:table-cell office:value-type="string" calcext:value-type="string">
            <text:p>spd</text:p>
          </table:table-cell>
          <table:table-cell table:formula="of:=[.S20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20]*60+[.L20]+[.M20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20]*60+[.P20]+[.Q20]/100" office:value-type="float" office:value="0" calcext:value-type="float">
            <text:p>0,00</text:p>
          </table:table-cell>
          <table:table-cell table:formula="of:=([.N20]+[.R20])/2" office:value-type="float" office:value="0" calcext:value-type="float">
            <text:p>0,00</text:p>
          </table:table-cell>
          <table:table-cell table:number-columns-repeated="2"/>
          <table:table-cell table:formula="of:=[.T20]*50+IF(MOD([.T20];2); [.U20]-50; -[.U20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Varvara</text:p>
          </table:table-cell>
          <table:table-cell office:value-type="string" calcext:value-type="string">
            <text:p>KOZHEV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Grands Méchants Loups</text:p>
          </table:table-cell>
          <table:table-cell office:value-type="string" calcext:value-type="string">
            <text:p>sta</text:p>
          </table:table-cell>
          <table:table-cell table:formula="of:=[.S21]" office:value-type="float" office:value="0" calcext:value-type="float">
            <text:p>0,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yncope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21]*60+[.L21]+[.M21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21]*60+[.P21]+[.Q21]/100" office:value-type="float" office:value="0" calcext:value-type="float">
            <text:p>0,00</text:p>
          </table:table-cell>
          <table:table-cell table:formula="of:=([.N21]+[.R21])/2" office:value-type="float" office:value="0" calcext:value-type="float">
            <text:p>0,00</text:p>
          </table:table-cell>
          <table:table-cell table:number-columns-repeated="2"/>
          <table:table-cell table:formula="of:=[.T21]*50+IF(MOD([.T21];2); [.U21]-50; -[.U21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BATU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leu Azur</text:p>
          </table:table-cell>
          <table:table-cell office:value-type="string" calcext:value-type="string">
            <text:p>dwf</text:p>
          </table:table-cell>
          <table:table-cell table:style-name="Default" table:formula="of:=[.V22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22]*60+[.L22]+[.M22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22]*60+[.P22]+[.Q22]/100" office:value-type="float" office:value="0" calcext:value-type="float">
            <text:p>0,00</text:p>
          </table:table-cell>
          <table:table-cell table:style-name="ce3" table:formula="of:=([.N22]+[.R22])/2" office:value-type="float" office:value="0" calcext:value-type="float">
            <text:p>0,00</text:p>
          </table:table-cell>
          <table:table-cell table:number-columns-repeated="2"/>
          <table:table-cell table:formula="of:=[.T22]*50+IF(MOD([.T22];2); [.U22]-50; -[.U22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BOURRI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eu Azur</text:p>
          </table:table-cell>
          <table:table-cell office:value-type="string" calcext:value-type="string">
            <text:p>dwf</text:p>
          </table:table-cell>
          <table:table-cell table:style-name="Default" table:formula="of:=[.V23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23]*60+[.L23]+[.M23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23]*60+[.P23]+[.Q23]/100" office:value-type="float" office:value="0" calcext:value-type="float">
            <text:p>0,00</text:p>
          </table:table-cell>
          <table:table-cell table:style-name="ce3" table:formula="of:=([.N23]+[.R23])/2" office:value-type="float" office:value="0" calcext:value-type="float">
            <text:p>0,00</text:p>
          </table:table-cell>
          <table:table-cell table:number-columns-repeated="2"/>
          <table:table-cell table:formula="of:=[.T23]*50+IF(MOD([.T23];2); [.U23]-50; -[.U23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MARGUINAU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eu Azur</text:p>
          </table:table-cell>
          <table:table-cell office:value-type="string" calcext:value-type="string">
            <text:p>spd</text:p>
          </table:table-cell>
          <table:table-cell table:formula="of:=[.S24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24]*60+[.L24]+[.M24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24]*60+[.P24]+[.Q24]/100" office:value-type="float" office:value="0" calcext:value-type="float">
            <text:p>0,00</text:p>
          </table:table-cell>
          <table:table-cell table:formula="of:=([.N24]+[.R24])/2" office:value-type="float" office:value="0" calcext:value-type="float">
            <text:p>0,00</text:p>
          </table:table-cell>
          <table:table-cell table:number-columns-repeated="2"/>
          <table:table-cell table:formula="of:=[.T24]*50+IF(MOD([.T24];2); [.U24]-50; -[.U24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téphane</text:p>
          </table:table-cell>
          <table:table-cell office:value-type="string" calcext:value-type="string">
            <text:p>AUBER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leu Azur</text:p>
          </table:table-cell>
          <table:table-cell office:value-type="string" calcext:value-type="string">
            <text:p>sta</text:p>
          </table:table-cell>
          <table:table-cell table:formula="of:=[.S25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25]*60+[.L25]+[.M25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25]*60+[.P25]+[.Q25]/100" office:value-type="float" office:value="0" calcext:value-type="float">
            <text:p>0,00</text:p>
          </table:table-cell>
          <table:table-cell table:formula="of:=([.N25]+[.R25])/2" office:value-type="float" office:value="0" calcext:value-type="float">
            <text:p>0,00</text:p>
          </table:table-cell>
          <table:table-cell table:number-columns-repeated="2"/>
          <table:table-cell table:formula="of:=[.T25]*50+IF(MOD([.T25];2); [.U25]-50; -[.U25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yril</text:p>
          </table:table-cell>
          <table:table-cell office:value-type="string" calcext:value-type="string">
            <text:p>LAY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leu Azur</text:p>
          </table:table-cell>
          <table:table-cell office:value-type="string" calcext:value-type="string">
            <text:p>sta</text:p>
          </table:table-cell>
          <table:table-cell table:formula="of:=[.S26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26]*60+[.L26]+[.M26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26]*60+[.P26]+[.Q26]/100" office:value-type="float" office:value="0" calcext:value-type="float">
            <text:p>0,00</text:p>
          </table:table-cell>
          <table:table-cell table:formula="of:=([.N26]+[.R26])/2" office:value-type="float" office:value="0" calcext:value-type="float">
            <text:p>0,00</text:p>
          </table:table-cell>
          <table:table-cell table:number-columns-repeated="2"/>
          <table:table-cell table:formula="of:=[.T26]*50+IF(MOD([.T26];2); [.U26]-50; -[.U26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EL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ream Team TopSTAR</text:p>
          </table:table-cell>
          <table:table-cell office:value-type="string" calcext:value-type="string">
            <text:p>dwf</text:p>
          </table:table-cell>
          <table:table-cell table:style-name="Default" table:formula="of:=[.V27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27]*60+[.L27]+[.M27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27]*60+[.P27]+[.Q27]/100" office:value-type="float" office:value="0" calcext:value-type="float">
            <text:p>0,00</text:p>
          </table:table-cell>
          <table:table-cell table:style-name="ce3" table:formula="of:=([.N27]+[.R27])/2" office:value-type="float" office:value="0" calcext:value-type="float">
            <text:p>0,00</text:p>
          </table:table-cell>
          <table:table-cell table:number-columns-repeated="2"/>
          <table:table-cell table:formula="of:=[.T27]*50+IF(MOD([.T27];2); [.U27]-50; -[.U27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MARCH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ream Team TopSTAR</text:p>
          </table:table-cell>
          <table:table-cell office:value-type="string" calcext:value-type="string">
            <text:p>sta</text:p>
          </table:table-cell>
          <table:table-cell table:formula="of:=[.S28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28]*60+[.L28]+[.M28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28]*60+[.P28]+[.Q28]/100" office:value-type="float" office:value="0" calcext:value-type="float">
            <text:p>0,00</text:p>
          </table:table-cell>
          <table:table-cell table:formula="of:=([.N28]+[.R28])/2" office:value-type="float" office:value="0" calcext:value-type="float">
            <text:p>0,00</text:p>
          </table:table-cell>
          <table:table-cell table:number-columns-repeated="2"/>
          <table:table-cell table:formula="of:=[.T28]*50+IF(MOD([.T28];2); [.U28]-50; -[.U28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Sandrine</text:p>
          </table:table-cell>
          <table:table-cell office:value-type="string" calcext:value-type="string">
            <text:p>MURBAC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ream Team TopSTAR</text:p>
          </table:table-cell>
          <table:table-cell office:value-type="string" calcext:value-type="string">
            <text:p>dwf</text:p>
          </table:table-cell>
          <table:table-cell table:style-name="Default" table:formula="of:=[.V29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29]*60+[.L29]+[.M29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29]*60+[.P29]+[.Q29]/100" office:value-type="float" office:value="0" calcext:value-type="float">
            <text:p>0,00</text:p>
          </table:table-cell>
          <table:table-cell table:style-name="ce3" table:formula="of:=([.N29]+[.R29])/2" office:value-type="float" office:value="0" calcext:value-type="float">
            <text:p>0,00</text:p>
          </table:table-cell>
          <table:table-cell table:number-columns-repeated="2"/>
          <table:table-cell table:formula="of:=[.T29]*50+IF(MOD([.T29];2); [.U29]-50; -[.U29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agalie</text:p>
          </table:table-cell>
          <table:table-cell office:value-type="string" calcext:value-type="string">
            <text:p>SITER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ream Team TopSTAR</text:p>
          </table:table-cell>
          <table:table-cell office:value-type="string" calcext:value-type="string">
            <text:p>sta</text:p>
          </table:table-cell>
          <table:table-cell table:formula="of:=[.S30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30]*60+[.L30]+[.M30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30]*60+[.P30]+[.Q30]/100" office:value-type="float" office:value="0" calcext:value-type="float">
            <text:p>0,00</text:p>
          </table:table-cell>
          <table:table-cell table:formula="of:=([.N30]+[.R30])/2" office:value-type="float" office:value="0" calcext:value-type="float">
            <text:p>0,00</text:p>
          </table:table-cell>
          <table:table-cell table:number-columns-repeated="2"/>
          <table:table-cell table:formula="of:=[.T30]*50+IF(MOD([.T30];2); [.U30]-50; -[.U30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BREIDENBAC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ream Team TopSTAR</text:p>
          </table:table-cell>
          <table:table-cell office:value-type="string" calcext:value-type="string">
            <text:p>spd</text:p>
          </table:table-cell>
          <table:table-cell table:formula="of:=[.S31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31]*60+[.L31]+[.M31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31]*60+[.P31]+[.Q31]/100" office:value-type="float" office:value="0" calcext:value-type="float">
            <text:p>0,00</text:p>
          </table:table-cell>
          <table:table-cell table:formula="of:=([.N31]+[.R31])/2" office:value-type="float" office:value="0" calcext:value-type="float">
            <text:p>0,00</text:p>
          </table:table-cell>
          <table:table-cell table:number-columns-repeated="2"/>
          <table:table-cell table:formula="of:=[.T31]*50+IF(MOD([.T31];2); [.U31]-50; -[.U31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Martine</text:p>
          </table:table-cell>
          <table:table-cell office:value-type="string" calcext:value-type="string">
            <text:p>VERGNOL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Sky Blue</text:p>
          </table:table-cell>
          <table:table-cell office:value-type="string" calcext:value-type="string">
            <text:p>dwf</text:p>
          </table:table-cell>
          <table:table-cell table:style-name="Default" table:formula="of:=[.V32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32]*60+[.L32]+[.M32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32]*60+[.P32]+[.Q32]/100" office:value-type="float" office:value="0" calcext:value-type="float">
            <text:p>0,00</text:p>
          </table:table-cell>
          <table:table-cell table:style-name="ce3" table:formula="of:=([.N32]+[.R32])/2" office:value-type="float" office:value="0" calcext:value-type="float">
            <text:p>0,00</text:p>
          </table:table-cell>
          <table:table-cell table:number-columns-repeated="2"/>
          <table:table-cell table:formula="of:=[.T32]*50+IF(MOD([.T32];2); [.U32]-50; -[.U32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FLAUDI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Sky Blue</text:p>
          </table:table-cell>
          <table:table-cell office:value-type="string" calcext:value-type="string">
            <text:p>sta</text:p>
          </table:table-cell>
          <table:table-cell table:formula="of:=[.S33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65" calcext:value-type="float">
            <text:p>26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33]*60+[.L33]+[.M33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33]*60+[.P33]+[.Q33]/100" office:value-type="float" office:value="0" calcext:value-type="float">
            <text:p>0,00</text:p>
          </table:table-cell>
          <table:table-cell table:formula="of:=([.N33]+[.R33])/2" office:value-type="float" office:value="0" calcext:value-type="float">
            <text:p>0,00</text:p>
          </table:table-cell>
          <table:table-cell table:number-columns-repeated="2"/>
          <table:table-cell table:formula="of:=[.T33]*50+IF(MOD([.T33];2); [.U33]-50; -[.U33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KONG A SIOU LEFEBV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Sky Blue</text:p>
          </table:table-cell>
          <table:table-cell office:value-type="string" calcext:value-type="string">
            <text:p>sta</text:p>
          </table:table-cell>
          <table:table-cell table:formula="of:=[.S34]" office:value-type="float" office:value="190.395" calcext:value-type="float">
            <text:p>190,4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formula="of:=[.K34]*60+[.L34]+[.M34]/100" office:value-type="float" office:value="190.41" calcext:value-type="float">
            <text:p>190,4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formula="of:=[.O34]*60+[.P34]+[.Q34]/100" office:value-type="float" office:value="190.38" calcext:value-type="float">
            <text:p>190,38</text:p>
          </table:table-cell>
          <table:table-cell table:formula="of:=([.N34]+[.R34])/2" office:value-type="float" office:value="190.395" calcext:value-type="float">
            <text:p>190,40</text:p>
          </table:table-cell>
          <table:table-cell table:number-columns-repeated="2"/>
          <table:table-cell table:formula="of:=[.T34]*50+IF(MOD([.T34];2); [.U34]-50; -[.U34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Sky Blue</text:p>
          </table:table-cell>
          <table:table-cell office:value-type="string" calcext:value-type="string">
            <text:p>spd</text:p>
          </table:table-cell>
          <table:table-cell table:formula="of:=[.S35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35]*60+[.L35]+[.M35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35]*60+[.P35]+[.Q35]/100" office:value-type="float" office:value="0" calcext:value-type="float">
            <text:p>0,00</text:p>
          </table:table-cell>
          <table:table-cell table:formula="of:=([.N35]+[.R35])/2" office:value-type="float" office:value="0" calcext:value-type="float">
            <text:p>0,00</text:p>
          </table:table-cell>
          <table:table-cell table:number-columns-repeated="2"/>
          <table:table-cell table:formula="of:=[.T35]*50+IF(MOD([.T35];2); [.U35]-50; -[.U35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Flavien</text:p>
          </table:table-cell>
          <table:table-cell office:value-type="string" calcext:value-type="string">
            <text:p>CIUPP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Sky Blue</text:p>
          </table:table-cell>
          <table:table-cell office:value-type="string" calcext:value-type="string">
            <text:p>dwf</text:p>
          </table:table-cell>
          <table:table-cell table:style-name="Default" table:formula="of:=[.V36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36]*60+[.L36]+[.M36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36]*60+[.P36]+[.Q36]/100" office:value-type="float" office:value="0" calcext:value-type="float">
            <text:p>0,00</text:p>
          </table:table-cell>
          <table:table-cell table:style-name="ce3" table:formula="of:=([.N36]+[.R36])/2" office:value-type="float" office:value="0" calcext:value-type="float">
            <text:p>0,00</text:p>
          </table:table-cell>
          <table:table-cell table:number-columns-repeated="2"/>
          <table:table-cell table:formula="of:=[.T36]*50+IF(MOD([.T36];2); [.U36]-50; -[.U36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TABOUR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Tortues Ninja DoBuLes Dilly</text:p>
          </table:table-cell>
          <table:table-cell office:value-type="string" calcext:value-type="string">
            <text:p>spd</text:p>
          </table:table-cell>
          <table:table-cell table:formula="of:=[.S37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37]*60+[.L37]+[.M37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37]*60+[.P37]+[.Q37]/100" office:value-type="float" office:value="0" calcext:value-type="float">
            <text:p>0,00</text:p>
          </table:table-cell>
          <table:table-cell table:formula="of:=([.N37]+[.R37])/2" office:value-type="float" office:value="0" calcext:value-type="float">
            <text:p>0,00</text:p>
          </table:table-cell>
          <table:table-cell table:number-columns-repeated="2"/>
          <table:table-cell table:formula="of:=[.T37]*50+IF(MOD([.T37];2); [.U37]-50; -[.U37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GARNI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Tortues Ninja DoBuLes Dilly</text:p>
          </table:table-cell>
          <table:table-cell office:value-type="string" calcext:value-type="string">
            <text:p>sta</text:p>
          </table:table-cell>
          <table:table-cell table:formula="of:=[.S38]" office:value-type="float" office:value="111.945" calcext:value-type="float">
            <text:p>111,95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[.K38]*60+[.L38]+[.M38]/100" office:value-type="float" office:value="111.51" calcext:value-type="float">
            <text:p>111,51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table:formula="of:=[.O38]*60+[.P38]+[.Q38]/100" office:value-type="float" office:value="112.38" calcext:value-type="float">
            <text:p>112,38</text:p>
          </table:table-cell>
          <table:table-cell table:formula="of:=([.N38]+[.R38])/2" office:value-type="float" office:value="111.945" calcext:value-type="float">
            <text:p>111,95</text:p>
          </table:table-cell>
          <table:table-cell table:number-columns-repeated="2"/>
          <table:table-cell table:formula="of:=[.T38]*50+IF(MOD([.T38];2); [.U38]-50; -[.U38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SAL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Tortues Ninja DoBuLes Dilly</text:p>
          </table:table-cell>
          <table:table-cell office:value-type="string" calcext:value-type="string">
            <text:p>dwf</text:p>
          </table:table-cell>
          <table:table-cell table:style-name="Default" table:formula="of:=[.V39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39]*60+[.L39]+[.M39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39]*60+[.P39]+[.Q39]/100" office:value-type="float" office:value="0" calcext:value-type="float">
            <text:p>0,00</text:p>
          </table:table-cell>
          <table:table-cell table:style-name="ce3" table:formula="of:=([.N39]+[.R39])/2" office:value-type="float" office:value="0" calcext:value-type="float">
            <text:p>0,00</text:p>
          </table:table-cell>
          <table:table-cell table:number-columns-repeated="2"/>
          <table:table-cell table:formula="of:=[.T39]*50+IF(MOD([.T39];2); [.U39]-50; -[.U39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Didier</text:p>
          </table:table-cell>
          <table:table-cell office:value-type="string" calcext:value-type="string">
            <text:p>ADE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Tortues Ninja DoBuLes Dilly</text:p>
          </table:table-cell>
          <table:table-cell office:value-type="string" calcext:value-type="string">
            <text:p>dwf</text:p>
          </table:table-cell>
          <table:table-cell table:style-name="Default" table:formula="of:=[.V40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40]*60+[.L40]+[.M40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40]*60+[.P40]+[.Q40]/100" office:value-type="float" office:value="0" calcext:value-type="float">
            <text:p>0,00</text:p>
          </table:table-cell>
          <table:table-cell table:style-name="ce3" table:formula="of:=([.N40]+[.R40])/2" office:value-type="float" office:value="0" calcext:value-type="float">
            <text:p>0,00</text:p>
          </table:table-cell>
          <table:table-cell table:number-columns-repeated="2"/>
          <table:table-cell table:formula="of:=[.T40]*50+IF(MOD([.T40];2); [.U40]-50; -[.U40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Rémy</text:p>
          </table:table-cell>
          <table:table-cell office:value-type="string" calcext:value-type="string">
            <text:p>BLASQU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Tortues Ninja DoBuLes Dilly</text:p>
          </table:table-cell>
          <table:table-cell office:value-type="string" calcext:value-type="string">
            <text:p>sta</text:p>
          </table:table-cell>
          <table:table-cell table:formula="of:=[.S41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41]*60+[.L41]+[.M41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41]*60+[.P41]+[.Q41]/100" office:value-type="float" office:value="0" calcext:value-type="float">
            <text:p>0,00</text:p>
          </table:table-cell>
          <table:table-cell table:formula="of:=([.N41]+[.R41])/2" office:value-type="float" office:value="0" calcext:value-type="float">
            <text:p>0,00</text:p>
          </table:table-cell>
          <table:table-cell table:number-columns-repeated="2"/>
          <table:table-cell table:formula="of:=[.T41]*50+IF(MOD([.T41];2); [.U41]-50; -[.U41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Elise</text:p>
          </table:table-cell>
          <table:table-cell office:value-type="string" calcext:value-type="string">
            <text:p>JOUBER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é-Puy-sés</text:p>
          </table:table-cell>
          <table:table-cell office:value-type="string" calcext:value-type="string">
            <text:p>spd</text:p>
          </table:table-cell>
          <table:table-cell table:formula="of:=[.S42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42]*60+[.L42]+[.M42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42]*60+[.P42]+[.Q42]/100" office:value-type="float" office:value="0" calcext:value-type="float">
            <text:p>0,00</text:p>
          </table:table-cell>
          <table:table-cell table:formula="of:=([.N42]+[.R42])/2" office:value-type="float" office:value="0" calcext:value-type="float">
            <text:p>0,00</text:p>
          </table:table-cell>
          <table:table-cell table:number-columns-repeated="2"/>
          <table:table-cell table:formula="of:=[.T42]*50+IF(MOD([.T42];2); [.U42]-50; -[.U42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CHAUDI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é-Puy-sés</text:p>
          </table:table-cell>
          <table:table-cell office:value-type="string" calcext:value-type="string">
            <text:p>dwf</text:p>
          </table:table-cell>
          <table:table-cell table:style-name="Default" table:formula="of:=[.V43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43]*60+[.L43]+[.M43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43]*60+[.P43]+[.Q43]/100" office:value-type="float" office:value="0" calcext:value-type="float">
            <text:p>0,00</text:p>
          </table:table-cell>
          <table:table-cell table:style-name="ce3" table:formula="of:=([.N43]+[.R43])/2" office:value-type="float" office:value="0" calcext:value-type="float">
            <text:p>0,00</text:p>
          </table:table-cell>
          <table:table-cell table:number-columns-repeated="2"/>
          <table:table-cell table:formula="of:=[.T43]*50+IF(MOD([.T43];2); [.U43]-50; -[.U43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PAINTANDR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é-Puy-sés</text:p>
          </table:table-cell>
          <table:table-cell office:value-type="string" calcext:value-type="string">
            <text:p>dwf</text:p>
          </table:table-cell>
          <table:table-cell table:style-name="Default" table:formula="of:=[.V44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44]*60+[.L44]+[.M44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44]*60+[.P44]+[.Q44]/100" office:value-type="float" office:value="0" calcext:value-type="float">
            <text:p>0,00</text:p>
          </table:table-cell>
          <table:table-cell table:style-name="ce3" table:formula="of:=([.N44]+[.R44])/2" office:value-type="float" office:value="0" calcext:value-type="float">
            <text:p>0,00</text:p>
          </table:table-cell>
          <table:table-cell table:number-columns-repeated="2"/>
          <table:table-cell table:formula="of:=[.T44]*50+IF(MOD([.T44];2); [.U44]-50; -[.U44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Aurélie</text:p>
          </table:table-cell>
          <table:table-cell office:value-type="string" calcext:value-type="string">
            <text:p>LESCU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é-Puy-sés</text:p>
          </table:table-cell>
          <table:table-cell office:value-type="string" calcext:value-type="string">
            <text:p>sta</text:p>
          </table:table-cell>
          <table:table-cell table:formula="of:=[.S45]" office:value-type="float" office:value="75.25" calcext:value-type="float">
            <text:p>75,25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K45]*60+[.L45]+[.M45]/100" office:value-type="float" office:value="75.5" calcext:value-type="float">
            <text:p>75,5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O45]*60+[.P45]+[.Q45]/100" office:value-type="float" office:value="75" calcext:value-type="float">
            <text:p>75,00</text:p>
          </table:table-cell>
          <table:table-cell table:formula="of:=([.N45]+[.R45])/2" office:value-type="float" office:value="75.25" calcext:value-type="float">
            <text:p>75,25</text:p>
          </table:table-cell>
          <table:table-cell table:number-columns-repeated="2"/>
          <table:table-cell table:formula="of:=[.T45]*50+IF(MOD([.T45];2); [.U45]-50; -[.U45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PLANCHA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é-Puy-sés</text:p>
          </table:table-cell>
          <table:table-cell office:value-type="string" calcext:value-type="string">
            <text:p>sta</text:p>
          </table:table-cell>
          <table:table-cell table:formula="of:=[.S46]" office:value-type="float" office:value="98.865" calcext:value-type="float">
            <text:p>98,87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table:formula="of:=[.K46]*60+[.L46]+[.M46]/100" office:value-type="float" office:value="98.81" calcext:value-type="float">
            <text:p>98,81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92" calcext:value-type="float">
            <text:p>92</text:p>
          </table:table-cell>
          <table:table-cell table:formula="of:=[.O46]*60+[.P46]+[.Q46]/100" office:value-type="float" office:value="98.92" calcext:value-type="float">
            <text:p>98,92</text:p>
          </table:table-cell>
          <table:table-cell table:formula="of:=([.N46]+[.R46])/2" office:value-type="float" office:value="98.865" calcext:value-type="float">
            <text:p>98,87</text:p>
          </table:table-cell>
          <table:table-cell table:number-columns-repeated="2"/>
          <table:table-cell table:formula="of:=[.T46]*50+IF(MOD([.T46];2); [.U46]-50; -[.U46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Servane</text:p>
          </table:table-cell>
          <table:table-cell office:value-type="string" calcext:value-type="string">
            <text:p>BARBO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ycodurus Eques</text:p>
          </table:table-cell>
          <table:table-cell office:value-type="string" calcext:value-type="string">
            <text:p>sta</text:p>
          </table:table-cell>
          <table:table-cell table:formula="of:=[.S47]" office:value-type="float" office:value="187.235" calcext:value-type="float">
            <text:p>187,24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K47]*60+[.L47]+[.M47]/100" office:value-type="float" office:value="187.12" calcext:value-type="float">
            <text:p>187,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formula="of:=[.O47]*60+[.P47]+[.Q47]/100" office:value-type="float" office:value="187.35" calcext:value-type="float">
            <text:p>187,35</text:p>
          </table:table-cell>
          <table:table-cell table:formula="of:=([.N47]+[.R47])/2" office:value-type="float" office:value="187.235" calcext:value-type="float">
            <text:p>187,24</text:p>
          </table:table-cell>
          <table:table-cell table:number-columns-repeated="2"/>
          <table:table-cell table:formula="of:=[.T47]*50+IF(MOD([.T47];2); [.U47]-50; -[.U47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NARBON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ycodurus Eques</text:p>
          </table:table-cell>
          <table:table-cell office:value-type="string" calcext:value-type="string">
            <text:p>dwf</text:p>
          </table:table-cell>
          <table:table-cell table:style-name="Default" table:formula="of:=[.V48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48]*60+[.L48]+[.M48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48]*60+[.P48]+[.Q48]/100" office:value-type="float" office:value="0" calcext:value-type="float">
            <text:p>0,00</text:p>
          </table:table-cell>
          <table:table-cell table:style-name="ce3" table:formula="of:=([.N48]+[.R48])/2" office:value-type="float" office:value="0" calcext:value-type="float">
            <text:p>0,00</text:p>
          </table:table-cell>
          <table:table-cell table:number-columns-repeated="2"/>
          <table:table-cell table:formula="of:=[.T48]*50+IF(MOD([.T48];2); [.U48]-50; -[.U48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GONIN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ycodurus Eques</text:p>
          </table:table-cell>
          <table:table-cell office:value-type="string" calcext:value-type="string">
            <text:p>dwf</text:p>
          </table:table-cell>
          <table:table-cell table:style-name="Default" table:formula="of:=[.V49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49]*60+[.L49]+[.M49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49]*60+[.P49]+[.Q49]/100" office:value-type="float" office:value="0" calcext:value-type="float">
            <text:p>0,00</text:p>
          </table:table-cell>
          <table:table-cell table:style-name="ce3" table:formula="of:=([.N49]+[.R49])/2" office:value-type="float" office:value="0" calcext:value-type="float">
            <text:p>0,00</text:p>
          </table:table-cell>
          <table:table-cell table:number-columns-repeated="2"/>
          <table:table-cell table:formula="of:=[.T49]*50+IF(MOD([.T49];2); [.U49]-50; -[.U49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GUILL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ycodurus Eques</text:p>
          </table:table-cell>
          <table:table-cell office:value-type="string" calcext:value-type="string">
            <text:p>spd</text:p>
          </table:table-cell>
          <table:table-cell table:formula="of:=[.S50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50]*60+[.L50]+[.M50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50]*60+[.P50]+[.Q50]/100" office:value-type="float" office:value="0" calcext:value-type="float">
            <text:p>0,00</text:p>
          </table:table-cell>
          <table:table-cell table:formula="of:=([.N50]+[.R50])/2" office:value-type="float" office:value="0" calcext:value-type="float">
            <text:p>0,00</text:p>
          </table:table-cell>
          <table:table-cell table:number-columns-repeated="2"/>
          <table:table-cell table:formula="of:=[.T50]*50+IF(MOD([.T50];2); [.U50]-50; -[.U50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Pierre-Louis</text:p>
          </table:table-cell>
          <table:table-cell office:value-type="string" calcext:value-type="string">
            <text:p>DUFRES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ycodurus Eques</text:p>
          </table:table-cell>
          <table:table-cell office:value-type="string" calcext:value-type="string">
            <text:p>sta</text:p>
          </table:table-cell>
          <table:table-cell table:formula="of:=[.S51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51]*60+[.L51]+[.M51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51]*60+[.P51]+[.Q51]/100" office:value-type="float" office:value="0" calcext:value-type="float">
            <text:p>0,00</text:p>
          </table:table-cell>
          <table:table-cell table:formula="of:=([.N51]+[.R51])/2" office:value-type="float" office:value="0" calcext:value-type="float">
            <text:p>0,00</text:p>
          </table:table-cell>
          <table:table-cell table:number-columns-repeated="2"/>
          <table:table-cell table:formula="of:=[.T51]*50+IF(MOD([.T51];2); [.U51]-50; -[.U51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GUEGU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RA du LAC</text:p>
          </table:table-cell>
          <table:table-cell office:value-type="string" calcext:value-type="string">
            <text:p>sta</text:p>
          </table:table-cell>
          <table:table-cell table:formula="of:=[.S52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52]*60+[.L52]+[.M52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52]*60+[.P52]+[.Q52]/100" office:value-type="float" office:value="0" calcext:value-type="float">
            <text:p>0,00</text:p>
          </table:table-cell>
          <table:table-cell table:formula="of:=([.N52]+[.R52])/2" office:value-type="float" office:value="0" calcext:value-type="float">
            <text:p>0,00</text:p>
          </table:table-cell>
          <table:table-cell table:number-columns-repeated="2"/>
          <table:table-cell table:formula="of:=[.T52]*50+IF(MOD([.T52];2); [.U52]-50; -[.U52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BORGA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RA du LAC</text:p>
          </table:table-cell>
          <table:table-cell office:value-type="string" calcext:value-type="string">
            <text:p>dwf</text:p>
          </table:table-cell>
          <table:table-cell table:style-name="Default" table:formula="of:=[.V53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53]*60+[.L53]+[.M53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53]*60+[.P53]+[.Q53]/100" office:value-type="float" office:value="0" calcext:value-type="float">
            <text:p>0,00</text:p>
          </table:table-cell>
          <table:table-cell table:style-name="ce3" table:formula="of:=([.N53]+[.R53])/2" office:value-type="float" office:value="0" calcext:value-type="float">
            <text:p>0,00</text:p>
          </table:table-cell>
          <table:table-cell table:number-columns-repeated="2"/>
          <table:table-cell table:formula="of:=[.T53]*50+IF(MOD([.T53];2); [.U53]-50; -[.U53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Aurelien</text:p>
          </table:table-cell>
          <table:table-cell office:value-type="string" calcext:value-type="string">
            <text:p>LANOISELI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 du LAC</text:p>
          </table:table-cell>
          <table:table-cell office:value-type="string" calcext:value-type="string">
            <text:p>sta</text:p>
          </table:table-cell>
          <table:table-cell table:formula="of:=[.S54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54]*60+[.L54]+[.M54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54]*60+[.P54]+[.Q54]/100" office:value-type="float" office:value="0" calcext:value-type="float">
            <text:p>0,00</text:p>
          </table:table-cell>
          <table:table-cell table:formula="of:=([.N54]+[.R54])/2" office:value-type="float" office:value="0" calcext:value-type="float">
            <text:p>0,00</text:p>
          </table:table-cell>
          <table:table-cell table:number-columns-repeated="2"/>
          <table:table-cell table:formula="of:=[.T54]*50+IF(MOD([.T54];2); [.U54]-50; -[.U54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L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 du LAC</text:p>
          </table:table-cell>
          <table:table-cell office:value-type="string" calcext:value-type="string">
            <text:p>spd</text:p>
          </table:table-cell>
          <table:table-cell table:formula="of:=[.S55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55]*60+[.L55]+[.M55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55]*60+[.P55]+[.Q55]/100" office:value-type="float" office:value="0" calcext:value-type="float">
            <text:p>0,00</text:p>
          </table:table-cell>
          <table:table-cell table:formula="of:=([.N55]+[.R55])/2" office:value-type="float" office:value="0" calcext:value-type="float">
            <text:p>0,00</text:p>
          </table:table-cell>
          <table:table-cell table:number-columns-repeated="2"/>
          <table:table-cell table:formula="of:=[.T55]*50+IF(MOD([.T55];2); [.U55]-50; -[.U55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Renaud</text:p>
          </table:table-cell>
          <table:table-cell office:value-type="string" calcext:value-type="string">
            <text:p>LAMIR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 du LAC</text:p>
          </table:table-cell>
          <table:table-cell office:value-type="string" calcext:value-type="string">
            <text:p>dwf</text:p>
          </table:table-cell>
          <table:table-cell table:style-name="Default" table:formula="of:=[.V56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56]*60+[.L56]+[.M56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56]*60+[.P56]+[.Q56]/100" office:value-type="float" office:value="0" calcext:value-type="float">
            <text:p>0,00</text:p>
          </table:table-cell>
          <table:table-cell table:style-name="ce3" table:formula="of:=([.N56]+[.R56])/2" office:value-type="float" office:value="0" calcext:value-type="float">
            <text:p>0,00</text:p>
          </table:table-cell>
          <table:table-cell table:number-columns-repeated="2"/>
          <table:table-cell table:formula="of:=[.T56]*50+IF(MOD([.T56];2); [.U56]-50; -[.U56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Pascale</text:p>
          </table:table-cell>
          <table:table-cell office:value-type="string" calcext:value-type="string">
            <text:p>AUBR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tre jour viendra</text:p>
          </table:table-cell>
          <table:table-cell office:value-type="string" calcext:value-type="string">
            <text:p>spd</text:p>
          </table:table-cell>
          <table:table-cell table:formula="of:=[.S57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57]*60+[.L57]+[.M57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57]*60+[.P57]+[.Q57]/100" office:value-type="float" office:value="0" calcext:value-type="float">
            <text:p>0,00</text:p>
          </table:table-cell>
          <table:table-cell table:formula="of:=([.N57]+[.R57])/2" office:value-type="float" office:value="0" calcext:value-type="float">
            <text:p>0,00</text:p>
          </table:table-cell>
          <table:table-cell table:number-columns-repeated="2"/>
          <table:table-cell table:formula="of:=[.T57]*50+IF(MOD([.T57];2); [.U57]-50; -[.U57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Yohan</text:p>
          </table:table-cell>
          <table:table-cell office:value-type="string" calcext:value-type="string">
            <text:p>LAJOUX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tre jour viendra</text:p>
          </table:table-cell>
          <table:table-cell office:value-type="string" calcext:value-type="string">
            <text:p>sta</text:p>
          </table:table-cell>
          <table:table-cell table:formula="of:=[.S58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58]*60+[.L58]+[.M58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58]*60+[.P58]+[.Q58]/100" office:value-type="float" office:value="0" calcext:value-type="float">
            <text:p>0,00</text:p>
          </table:table-cell>
          <table:table-cell table:formula="of:=([.N58]+[.R58])/2" office:value-type="float" office:value="0" calcext:value-type="float">
            <text:p>0,00</text:p>
          </table:table-cell>
          <table:table-cell table:number-columns-repeated="2"/>
          <table:table-cell table:formula="of:=[.T58]*50+IF(MOD([.T58];2); [.U58]-50; -[.U58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Patrice</text:p>
          </table:table-cell>
          <table:table-cell office:value-type="string" calcext:value-type="string">
            <text:p>PIERRA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tre jour viendra</text:p>
          </table:table-cell>
          <table:table-cell office:value-type="string" calcext:value-type="string">
            <text:p>dwf</text:p>
          </table:table-cell>
          <table:table-cell table:style-name="Default" table:formula="of:=[.V59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59]*60+[.L59]+[.M59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59]*60+[.P59]+[.Q59]/100" office:value-type="float" office:value="0" calcext:value-type="float">
            <text:p>0,00</text:p>
          </table:table-cell>
          <table:table-cell table:style-name="ce3" table:formula="of:=([.N59]+[.R59])/2" office:value-type="float" office:value="0" calcext:value-type="float">
            <text:p>0,00</text:p>
          </table:table-cell>
          <table:table-cell table:number-columns-repeated="2"/>
          <table:table-cell table:formula="of:=[.T59]*50+IF(MOD([.T59];2); [.U59]-50; -[.U59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Virgile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tre jour viendra</text:p>
          </table:table-cell>
          <table:table-cell office:value-type="string" calcext:value-type="string">
            <text:p>dwf</text:p>
          </table:table-cell>
          <table:table-cell table:style-name="Default" table:formula="of:=[.V60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60]*60+[.L60]+[.M60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60]*60+[.P60]+[.Q60]/100" office:value-type="float" office:value="0" calcext:value-type="float">
            <text:p>0,00</text:p>
          </table:table-cell>
          <table:table-cell table:style-name="ce3" table:formula="of:=([.N60]+[.R60])/2" office:value-type="float" office:value="0" calcext:value-type="float">
            <text:p>0,00</text:p>
          </table:table-cell>
          <table:table-cell table:number-columns-repeated="2"/>
          <table:table-cell table:formula="of:=[.T60]*50+IF(MOD([.T60];2); [.U60]-50; -[.U60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Fabienne</text:p>
          </table:table-cell>
          <table:table-cell office:value-type="string" calcext:value-type="string">
            <text:p>FLOQU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tre jour viendra</text:p>
          </table:table-cell>
          <table:table-cell office:value-type="string" calcext:value-type="string">
            <text:p>sta</text:p>
          </table:table-cell>
          <table:table-cell table:formula="of:=[.S61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61]*60+[.L61]+[.M61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61]*60+[.P61]+[.Q61]/100" office:value-type="float" office:value="0" calcext:value-type="float">
            <text:p>0,00</text:p>
          </table:table-cell>
          <table:table-cell table:formula="of:=([.N61]+[.R61])/2" office:value-type="float" office:value="0" calcext:value-type="float">
            <text:p>0,00</text:p>
          </table:table-cell>
          <table:table-cell table:number-columns-repeated="2"/>
          <table:table-cell table:formula="of:=[.T61]*50+IF(MOD([.T61];2); [.U61]-50; -[.U61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Géraldine</text:p>
          </table:table-cell>
          <table:table-cell office:value-type="string" calcext:value-type="string">
            <text:p>HUBINOI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Razmokets</text:p>
          </table:table-cell>
          <table:table-cell office:value-type="string" calcext:value-type="string">
            <text:p>dnf</text:p>
          </table:table-cell>
          <table:table-cell table:style-name="Default" table:formula="of:=[.V62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62]*60+[.L62]+[.M62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62]*60+[.P62]+[.Q62]/100" office:value-type="float" office:value="0" calcext:value-type="float">
            <text:p>0,00</text:p>
          </table:table-cell>
          <table:table-cell table:style-name="ce3" table:formula="of:=([.N62]+[.R62])/2" office:value-type="float" office:value="0" calcext:value-type="float">
            <text:p>0,00</text:p>
          </table:table-cell>
          <table:table-cell table:number-columns-repeated="2"/>
          <table:table-cell table:formula="of:=[.T62]*50+IF(MOD([.T62];2); [.U62]-50; -[.U62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CARREAU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Razmokets</text:p>
          </table:table-cell>
          <table:table-cell office:value-type="string" calcext:value-type="string">
            <text:p>dnf</text:p>
          </table:table-cell>
          <table:table-cell table:style-name="Default" table:formula="of:=[.V63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63]*60+[.L63]+[.M63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63]*60+[.P63]+[.Q63]/100" office:value-type="float" office:value="0" calcext:value-type="float">
            <text:p>0,00</text:p>
          </table:table-cell>
          <table:table-cell table:style-name="ce3" table:formula="of:=([.N63]+[.R63])/2" office:value-type="float" office:value="0" calcext:value-type="float">
            <text:p>0,00</text:p>
          </table:table-cell>
          <table:table-cell table:number-columns-repeated="2"/>
          <table:table-cell table:formula="of:=[.T63]*50+IF(MOD([.T63];2); [.U63]-50; -[.U63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CHAMBRI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zmokets</text:p>
          </table:table-cell>
          <table:table-cell office:value-type="string" calcext:value-type="string">
            <text:p>spd</text:p>
          </table:table-cell>
          <table:table-cell table:formula="of:=[.S64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64]*60+[.L64]+[.M64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64]*60+[.P64]+[.Q64]/100" office:value-type="float" office:value="0" calcext:value-type="float">
            <text:p>0,00</text:p>
          </table:table-cell>
          <table:table-cell table:formula="of:=([.N64]+[.R64])/2" office:value-type="float" office:value="0" calcext:value-type="float">
            <text:p>0,00</text:p>
          </table:table-cell>
          <table:table-cell table:number-columns-repeated="2"/>
          <table:table-cell table:formula="of:=[.T64]*50+IF(MOD([.T64];2); [.U64]-50; -[.U64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Jérome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zmokets</text:p>
          </table:table-cell>
          <table:table-cell office:value-type="float" office:value="850" calcext:value-type="float">
            <text:p>850</text:p>
          </table:table-cell>
          <table:table-cell table:formula="of:=[.S65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65]*60+[.L65]+[.M65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65]*60+[.P65]+[.Q65]/100" office:value-type="float" office:value="0" calcext:value-type="float">
            <text:p>0,00</text:p>
          </table:table-cell>
          <table:table-cell table:formula="of:=([.N65]+[.R65])/2" office:value-type="float" office:value="0" calcext:value-type="float">
            <text:p>0,00</text:p>
          </table:table-cell>
          <table:table-cell table:number-columns-repeated="2"/>
          <table:table-cell table:formula="of:=[.T65]*50+IF(MOD([.T65];2); [.U65]-50; -[.U65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GARANL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zmokets</text:p>
          </table:table-cell>
          <table:table-cell office:value-type="float" office:value="850" calcext:value-type="float">
            <text:p>850</text:p>
          </table:table-cell>
          <table:table-cell table:formula="of:=[.S66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66]*60+[.L66]+[.M66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66]*60+[.P66]+[.Q66]/100" office:value-type="float" office:value="0" calcext:value-type="float">
            <text:p>0,00</text:p>
          </table:table-cell>
          <table:table-cell table:formula="of:=([.N66]+[.R66])/2" office:value-type="float" office:value="0" calcext:value-type="float">
            <text:p>0,00</text:p>
          </table:table-cell>
          <table:table-cell table:number-columns-repeated="2"/>
          <table:table-cell table:formula="of:=[.T66]*50+IF(MOD([.T66];2); [.U66]-50; -[.U66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Cécile</text:p>
          </table:table-cell>
          <table:table-cell office:value-type="string" calcext:value-type="string">
            <text:p>SPAN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Axolotl</text:p>
          </table:table-cell>
          <table:table-cell office:value-type="string" calcext:value-type="string">
            <text:p>dnf</text:p>
          </table:table-cell>
          <table:table-cell table:style-name="Default" table:formula="of:=[.V67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67]*60+[.L67]+[.M67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67]*60+[.P67]+[.Q67]/100" office:value-type="float" office:value="0" calcext:value-type="float">
            <text:p>0,00</text:p>
          </table:table-cell>
          <table:table-cell table:style-name="ce3" table:formula="of:=([.N67]+[.R67])/2" office:value-type="float" office:value="0" calcext:value-type="float">
            <text:p>0,00</text:p>
          </table:table-cell>
          <table:table-cell table:number-columns-repeated="2"/>
          <table:table-cell table:formula="of:=[.T67]*50+IF(MOD([.T67];2); [.U67]-50; -[.U67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GOSSAR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Axolotl</text:p>
          </table:table-cell>
          <table:table-cell office:value-type="string" calcext:value-type="string">
            <text:p>spd</text:p>
          </table:table-cell>
          <table:table-cell table:formula="of:=[.S68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68]*60+[.L68]+[.M68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68]*60+[.P68]+[.Q68]/100" office:value-type="float" office:value="0" calcext:value-type="float">
            <text:p>0,00</text:p>
          </table:table-cell>
          <table:table-cell table:formula="of:=([.N68]+[.R68])/2" office:value-type="float" office:value="0" calcext:value-type="float">
            <text:p>0,00</text:p>
          </table:table-cell>
          <table:table-cell table:number-columns-repeated="2"/>
          <table:table-cell table:formula="of:=[.T68]*50+IF(MOD([.T68];2); [.U68]-50; -[.U68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Malik</text:p>
          </table:table-cell>
          <table:table-cell office:value-type="string" calcext:value-type="string">
            <text:p>BABA AISS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Axolotl</text:p>
          </table:table-cell>
          <table:table-cell office:value-type="string" calcext:value-type="string">
            <text:p>dnf</text:p>
          </table:table-cell>
          <table:table-cell table:style-name="Default" table:formula="of:=[.V69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69]*60+[.L69]+[.M69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69]*60+[.P69]+[.Q69]/100" office:value-type="float" office:value="0" calcext:value-type="float">
            <text:p>0,00</text:p>
          </table:table-cell>
          <table:table-cell table:style-name="ce3" table:formula="of:=([.N69]+[.R69])/2" office:value-type="float" office:value="0" calcext:value-type="float">
            <text:p>0,00</text:p>
          </table:table-cell>
          <table:table-cell table:number-columns-repeated="2"/>
          <table:table-cell table:formula="of:=[.T69]*50+IF(MOD([.T69];2); [.U69]-50; -[.U69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Fabien</text:p>
          </table:table-cell>
          <table:table-cell office:value-type="string" calcext:value-type="string">
            <text:p>DUBOUR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Axolotl</text:p>
          </table:table-cell>
          <table:table-cell office:value-type="float" office:value="850" calcext:value-type="float">
            <text:p>850</text:p>
          </table:table-cell>
          <table:table-cell table:formula="of:=[.S70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70]*60+[.L70]+[.M70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70]*60+[.P70]+[.Q70]/100" office:value-type="float" office:value="0" calcext:value-type="float">
            <text:p>0,00</text:p>
          </table:table-cell>
          <table:table-cell table:formula="of:=([.N70]+[.R70])/2" office:value-type="float" office:value="0" calcext:value-type="float">
            <text:p>0,00</text:p>
          </table:table-cell>
          <table:table-cell table:number-columns-repeated="2"/>
          <table:table-cell table:formula="of:=[.T70]*50+IF(MOD([.T70];2); [.U70]-50; -[.U70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DUR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Axolotl</text:p>
          </table:table-cell>
          <table:table-cell office:value-type="float" office:value="850" calcext:value-type="float">
            <text:p>850</text:p>
          </table:table-cell>
          <table:table-cell table:formula="of:=[.S71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71]*60+[.L71]+[.M71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71]*60+[.P71]+[.Q71]/100" office:value-type="float" office:value="0" calcext:value-type="float">
            <text:p>0,00</text:p>
          </table:table-cell>
          <table:table-cell table:formula="of:=([.N71]+[.R71])/2" office:value-type="float" office:value="0" calcext:value-type="float">
            <text:p>0,00</text:p>
          </table:table-cell>
          <table:table-cell table:number-columns-repeated="2"/>
          <table:table-cell table:formula="of:=[.T71]*50+IF(MOD([.T71];2); [.U71]-50; -[.U71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FALVAR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krakens</text:p>
          </table:table-cell>
          <table:table-cell office:value-type="string" calcext:value-type="string">
            <text:p>dnf</text:p>
          </table:table-cell>
          <table:table-cell table:style-name="Default" table:formula="of:=[.V72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72]*60+[.L72]+[.M72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72]*60+[.P72]+[.Q72]/100" office:value-type="float" office:value="0" calcext:value-type="float">
            <text:p>0,00</text:p>
          </table:table-cell>
          <table:table-cell table:style-name="ce3" table:formula="of:=([.N72]+[.R72])/2" office:value-type="float" office:value="0" calcext:value-type="float">
            <text:p>0,00</text:p>
          </table:table-cell>
          <table:table-cell table:number-columns-repeated="2"/>
          <table:table-cell table:formula="of:=[.T72]*50+IF(MOD([.T72];2); [.U72]-50; -[.U72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Audrey</text:p>
          </table:table-cell>
          <table:table-cell office:value-type="string" calcext:value-type="string">
            <text:p>DUTOI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krakens</text:p>
          </table:table-cell>
          <table:table-cell office:value-type="float" office:value="850" calcext:value-type="float">
            <text:p>850</text:p>
          </table:table-cell>
          <table:table-cell table:formula="of:=[.S73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20" calcext:value-type="float">
            <text:p>7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73]*60+[.L73]+[.M73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73]*60+[.P73]+[.Q73]/100" office:value-type="float" office:value="0" calcext:value-type="float">
            <text:p>0,00</text:p>
          </table:table-cell>
          <table:table-cell table:formula="of:=([.N73]+[.R73])/2" office:value-type="float" office:value="0" calcext:value-type="float">
            <text:p>0,00</text:p>
          </table:table-cell>
          <table:table-cell table:number-columns-repeated="2"/>
          <table:table-cell table:formula="of:=[.T73]*50+IF(MOD([.T73];2); [.U73]-50; -[.U73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LE CO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krakens</text:p>
          </table:table-cell>
          <table:table-cell office:value-type="string" calcext:value-type="string">
            <text:p>spd</text:p>
          </table:table-cell>
          <table:table-cell table:formula="of:=[.S74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74]*60+[.L74]+[.M74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74]*60+[.P74]+[.Q74]/100" office:value-type="float" office:value="0" calcext:value-type="float">
            <text:p>0,00</text:p>
          </table:table-cell>
          <table:table-cell table:formula="of:=([.N74]+[.R74])/2" office:value-type="float" office:value="0" calcext:value-type="float">
            <text:p>0,00</text:p>
          </table:table-cell>
          <table:table-cell table:number-columns-repeated="2"/>
          <table:table-cell table:formula="of:=[.T74]*50+IF(MOD([.T74];2); [.U74]-50; -[.U74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krakens</text:p>
          </table:table-cell>
          <table:table-cell office:value-type="float" office:value="850" calcext:value-type="float">
            <text:p>850</text:p>
          </table:table-cell>
          <table:table-cell table:formula="of:=[.S75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75]*60+[.L75]+[.M75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75]*60+[.P75]+[.Q75]/100" office:value-type="float" office:value="0" calcext:value-type="float">
            <text:p>0,00</text:p>
          </table:table-cell>
          <table:table-cell table:formula="of:=([.N75]+[.R75])/2" office:value-type="float" office:value="0" calcext:value-type="float">
            <text:p>0,00</text:p>
          </table:table-cell>
          <table:table-cell table:number-columns-repeated="2"/>
          <table:table-cell table:formula="of:=[.T75]*50+IF(MOD([.T75];2); [.U75]-50; -[.U75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Mourad</text:p>
          </table:table-cell>
          <table:table-cell office:value-type="string" calcext:value-type="string">
            <text:p>CHAKROU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krakens</text:p>
          </table:table-cell>
          <table:table-cell office:value-type="string" calcext:value-type="string">
            <text:p>dnf</text:p>
          </table:table-cell>
          <table:table-cell table:style-name="Default" table:formula="of:=[.V76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76]*60+[.L76]+[.M76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76]*60+[.P76]+[.Q76]/100" office:value-type="float" office:value="0" calcext:value-type="float">
            <text:p>0,00</text:p>
          </table:table-cell>
          <table:table-cell table:style-name="ce3" table:formula="of:=([.N76]+[.R76])/2" office:value-type="float" office:value="0" calcext:value-type="float">
            <text:p>0,00</text:p>
          </table:table-cell>
          <table:table-cell table:number-columns-repeated="2"/>
          <table:table-cell table:formula="of:=[.T76]*50+IF(MOD([.T76];2); [.U76]-50; -[.U76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Jean-Yves</text:p>
          </table:table-cell>
          <table:table-cell office:value-type="string" calcext:value-type="string">
            <text:p>DANJ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Grands Méchants Loups</text:p>
          </table:table-cell>
          <table:table-cell office:value-type="string" calcext:value-type="string">
            <text:p>spd</text:p>
          </table:table-cell>
          <table:table-cell table:formula="of:=[.S77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77]*60+[.L77]+[.M77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77]*60+[.P77]+[.Q77]/100" office:value-type="float" office:value="0" calcext:value-type="float">
            <text:p>0,00</text:p>
          </table:table-cell>
          <table:table-cell table:formula="of:=([.N77]+[.R77])/2" office:value-type="float" office:value="0" calcext:value-type="float">
            <text:p>0,00</text:p>
          </table:table-cell>
          <table:table-cell table:number-columns-repeated="2"/>
          <table:table-cell table:formula="of:=[.T77]*50+IF(MOD([.T77];2); [.U77]-50; -[.U77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Frederique</text:p>
          </table:table-cell>
          <table:table-cell office:value-type="string" calcext:value-type="string">
            <text:p>CORDI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Grands Méchants Loups</text:p>
          </table:table-cell>
          <table:table-cell office:value-type="string" calcext:value-type="string">
            <text:p>dnf</text:p>
          </table:table-cell>
          <table:table-cell table:style-name="Default" table:formula="of:=[.V78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78]*60+[.L78]+[.M78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78]*60+[.P78]+[.Q78]/100" office:value-type="float" office:value="0" calcext:value-type="float">
            <text:p>0,00</text:p>
          </table:table-cell>
          <table:table-cell table:style-name="ce3" table:formula="of:=([.N78]+[.R78])/2" office:value-type="float" office:value="0" calcext:value-type="float">
            <text:p>0,00</text:p>
          </table:table-cell>
          <table:table-cell table:number-columns-repeated="2"/>
          <table:table-cell table:formula="of:=[.T78]*50+IF(MOD([.T78];2); [.U78]-50; -[.U78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DOUZ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Grands Méchants Loups</text:p>
          </table:table-cell>
          <table:table-cell office:value-type="float" office:value="850" calcext:value-type="float">
            <text:p>850</text:p>
          </table:table-cell>
          <table:table-cell table:formula="of:=[.S79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79]*60+[.L79]+[.M79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79]*60+[.P79]+[.Q79]/100" office:value-type="float" office:value="0" calcext:value-type="float">
            <text:p>0,00</text:p>
          </table:table-cell>
          <table:table-cell table:formula="of:=([.N79]+[.R79])/2" office:value-type="float" office:value="0" calcext:value-type="float">
            <text:p>0,00</text:p>
          </table:table-cell>
          <table:table-cell table:number-columns-repeated="2"/>
          <table:table-cell table:formula="of:=[.T79]*50+IF(MOD([.T79];2); [.U79]-50; -[.U79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Aymeric</text:p>
          </table:table-cell>
          <table:table-cell office:value-type="string" calcext:value-type="string">
            <text:p>GOLLIAU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Grands Méchants Loups</text:p>
          </table:table-cell>
          <table:table-cell office:value-type="float" office:value="850" calcext:value-type="float">
            <text:p>850</text:p>
          </table:table-cell>
          <table:table-cell table:formula="of:=[.S80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30" calcext:value-type="float">
            <text:p>5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80]*60+[.L80]+[.M80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80]*60+[.P80]+[.Q80]/100" office:value-type="float" office:value="0" calcext:value-type="float">
            <text:p>0,00</text:p>
          </table:table-cell>
          <table:table-cell table:formula="of:=([.N80]+[.R80])/2" office:value-type="float" office:value="0" calcext:value-type="float">
            <text:p>0,00</text:p>
          </table:table-cell>
          <table:table-cell table:number-columns-repeated="2"/>
          <table:table-cell table:formula="of:=[.T80]*50+IF(MOD([.T80];2); [.U80]-50; -[.U80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Varvara</text:p>
          </table:table-cell>
          <table:table-cell office:value-type="string" calcext:value-type="string">
            <text:p>KOZHEV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Grands Méchants Loups</text:p>
          </table:table-cell>
          <table:table-cell office:value-type="string" calcext:value-type="string">
            <text:p>dnf</text:p>
          </table:table-cell>
          <table:table-cell table:style-name="Default" table:formula="of:=[.V81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81]*60+[.L81]+[.M81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81]*60+[.P81]+[.Q81]/100" office:value-type="float" office:value="0" calcext:value-type="float">
            <text:p>0,00</text:p>
          </table:table-cell>
          <table:table-cell table:style-name="ce3" table:formula="of:=([.N81]+[.R81])/2" office:value-type="float" office:value="0" calcext:value-type="float">
            <text:p>0,00</text:p>
          </table:table-cell>
          <table:table-cell table:number-columns-repeated="2"/>
          <table:table-cell table:formula="of:=[.T81]*50+IF(MOD([.T81];2); [.U81]-50; -[.U81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BATU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leu Azur</text:p>
          </table:table-cell>
          <table:table-cell office:value-type="float" office:value="850" calcext:value-type="float">
            <text:p>850</text:p>
          </table:table-cell>
          <table:table-cell table:formula="of:=[.S82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70" calcext:value-type="float">
            <text:p>37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82]*60+[.L82]+[.M82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82]*60+[.P82]+[.Q82]/100" office:value-type="float" office:value="0" calcext:value-type="float">
            <text:p>0,00</text:p>
          </table:table-cell>
          <table:table-cell table:formula="of:=([.N82]+[.R82])/2" office:value-type="float" office:value="0" calcext:value-type="float">
            <text:p>0,00</text:p>
          </table:table-cell>
          <table:table-cell table:number-columns-repeated="2"/>
          <table:table-cell table:formula="of:=[.T82]*50+IF(MOD([.T82];2); [.U82]-50; -[.U82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BOURRI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eu Azur</text:p>
          </table:table-cell>
          <table:table-cell office:value-type="string" calcext:value-type="string">
            <text:p>dnf</text:p>
          </table:table-cell>
          <table:table-cell table:style-name="Default" table:formula="of:=[.V83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83]*60+[.L83]+[.M83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83]*60+[.P83]+[.Q83]/100" office:value-type="float" office:value="0" calcext:value-type="float">
            <text:p>0,00</text:p>
          </table:table-cell>
          <table:table-cell table:style-name="ce3" table:formula="of:=([.N83]+[.R83])/2" office:value-type="float" office:value="0" calcext:value-type="float">
            <text:p>0,00</text:p>
          </table:table-cell>
          <table:table-cell table:number-columns-repeated="2"/>
          <table:table-cell table:formula="of:=[.T83]*50+IF(MOD([.T83];2); [.U83]-50; -[.U83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MARGUINAU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eu Azur</text:p>
          </table:table-cell>
          <table:table-cell office:value-type="float" office:value="850" calcext:value-type="float">
            <text:p>850</text:p>
          </table:table-cell>
          <table:table-cell table:formula="of:=[.S84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75" calcext:value-type="float">
            <text:p>6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84]*60+[.L84]+[.M84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84]*60+[.P84]+[.Q84]/100" office:value-type="float" office:value="0" calcext:value-type="float">
            <text:p>0,00</text:p>
          </table:table-cell>
          <table:table-cell table:formula="of:=([.N84]+[.R84])/2" office:value-type="float" office:value="0" calcext:value-type="float">
            <text:p>0,00</text:p>
          </table:table-cell>
          <table:table-cell table:number-columns-repeated="2"/>
          <table:table-cell table:formula="of:=[.T84]*50+IF(MOD([.T84];2); [.U84]-50; -[.U84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Stéphane</text:p>
          </table:table-cell>
          <table:table-cell office:value-type="string" calcext:value-type="string">
            <text:p>AUBER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leu Azur</text:p>
          </table:table-cell>
          <table:table-cell office:value-type="string" calcext:value-type="string">
            <text:p>dnf</text:p>
          </table:table-cell>
          <table:table-cell table:style-name="Default" table:formula="of:=[.V85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85]*60+[.L85]+[.M85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85]*60+[.P85]+[.Q85]/100" office:value-type="float" office:value="0" calcext:value-type="float">
            <text:p>0,00</text:p>
          </table:table-cell>
          <table:table-cell table:style-name="ce3" table:formula="of:=([.N85]+[.R85])/2" office:value-type="float" office:value="0" calcext:value-type="float">
            <text:p>0,00</text:p>
          </table:table-cell>
          <table:table-cell table:number-columns-repeated="2"/>
          <table:table-cell table:formula="of:=[.T85]*50+IF(MOD([.T85];2); [.U85]-50; -[.U85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Cyril</text:p>
          </table:table-cell>
          <table:table-cell office:value-type="string" calcext:value-type="string">
            <text:p>LAY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leu Azur</text:p>
          </table:table-cell>
          <table:table-cell office:value-type="string" calcext:value-type="string">
            <text:p>spd</text:p>
          </table:table-cell>
          <table:table-cell table:formula="of:=[.S86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86]*60+[.L86]+[.M86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86]*60+[.P86]+[.Q86]/100" office:value-type="float" office:value="0" calcext:value-type="float">
            <text:p>0,00</text:p>
          </table:table-cell>
          <table:table-cell table:formula="of:=([.N86]+[.R86])/2" office:value-type="float" office:value="0" calcext:value-type="float">
            <text:p>0,00</text:p>
          </table:table-cell>
          <table:table-cell table:number-columns-repeated="2"/>
          <table:table-cell table:formula="of:=[.T86]*50+IF(MOD([.T86];2); [.U86]-50; -[.U86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EL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ream Team TopSTAR</text:p>
          </table:table-cell>
          <table:table-cell office:value-type="float" office:value="850" calcext:value-type="float">
            <text:p>850</text:p>
          </table:table-cell>
          <table:table-cell table:formula="of:=[.S87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87]*60+[.L87]+[.M87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87]*60+[.P87]+[.Q87]/100" office:value-type="float" office:value="0" calcext:value-type="float">
            <text:p>0,00</text:p>
          </table:table-cell>
          <table:table-cell table:formula="of:=([.N87]+[.R87])/2" office:value-type="float" office:value="0" calcext:value-type="float">
            <text:p>0,00</text:p>
          </table:table-cell>
          <table:table-cell table:number-columns-repeated="2"/>
          <table:table-cell table:formula="of:=[.T87]*50+IF(MOD([.T87];2); [.U87]-50; -[.U87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MARCH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ream Team TopSTAR</text:p>
          </table:table-cell>
          <table:table-cell office:value-type="string" calcext:value-type="string">
            <text:p>dnf</text:p>
          </table:table-cell>
          <table:table-cell table:style-name="Default" table:formula="of:=[.V88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88]*60+[.L88]+[.M88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88]*60+[.P88]+[.Q88]/100" office:value-type="float" office:value="0" calcext:value-type="float">
            <text:p>0,00</text:p>
          </table:table-cell>
          <table:table-cell table:style-name="ce3" table:formula="of:=([.N88]+[.R88])/2" office:value-type="float" office:value="0" calcext:value-type="float">
            <text:p>0,00</text:p>
          </table:table-cell>
          <table:table-cell table:number-columns-repeated="2"/>
          <table:table-cell table:formula="of:=[.T88]*50+IF(MOD([.T88];2); [.U88]-50; -[.U88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Sandrine</text:p>
          </table:table-cell>
          <table:table-cell office:value-type="string" calcext:value-type="string">
            <text:p>MURBAC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ream Team TopSTAR</text:p>
          </table:table-cell>
          <table:table-cell office:value-type="string" calcext:value-type="string">
            <text:p>dnf</text:p>
          </table:table-cell>
          <table:table-cell table:style-name="Default" table:formula="of:=[.V89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89]*60+[.L89]+[.M89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89]*60+[.P89]+[.Q89]/100" office:value-type="float" office:value="0" calcext:value-type="float">
            <text:p>0,00</text:p>
          </table:table-cell>
          <table:table-cell table:style-name="ce3" table:formula="of:=([.N89]+[.R89])/2" office:value-type="float" office:value="0" calcext:value-type="float">
            <text:p>0,00</text:p>
          </table:table-cell>
          <table:table-cell table:number-columns-repeated="2"/>
          <table:table-cell table:formula="of:=[.T89]*50+IF(MOD([.T89];2); [.U89]-50; -[.U89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agalie</text:p>
          </table:table-cell>
          <table:table-cell office:value-type="string" calcext:value-type="string">
            <text:p>SITER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ream Team TopSTAR</text:p>
          </table:table-cell>
          <table:table-cell office:value-type="string" calcext:value-type="string">
            <text:p>spd</text:p>
          </table:table-cell>
          <table:table-cell table:formula="of:=[.S90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90]*60+[.L90]+[.M90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90]*60+[.P90]+[.Q90]/100" office:value-type="float" office:value="0" calcext:value-type="float">
            <text:p>0,00</text:p>
          </table:table-cell>
          <table:table-cell table:formula="of:=([.N90]+[.R90])/2" office:value-type="float" office:value="0" calcext:value-type="float">
            <text:p>0,00</text:p>
          </table:table-cell>
          <table:table-cell table:number-columns-repeated="2"/>
          <table:table-cell table:formula="of:=[.T90]*50+IF(MOD([.T90];2); [.U90]-50; -[.U90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BREIDENBAC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ream Team TopSTAR</text:p>
          </table:table-cell>
          <table:table-cell office:value-type="float" office:value="850" calcext:value-type="float">
            <text:p>850</text:p>
          </table:table-cell>
          <table:table-cell table:formula="of:=[.S91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91]*60+[.L91]+[.M91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91]*60+[.P91]+[.Q91]/100" office:value-type="float" office:value="0" calcext:value-type="float">
            <text:p>0,00</text:p>
          </table:table-cell>
          <table:table-cell table:formula="of:=([.N91]+[.R91])/2" office:value-type="float" office:value="0" calcext:value-type="float">
            <text:p>0,00</text:p>
          </table:table-cell>
          <table:table-cell table:number-columns-repeated="2"/>
          <table:table-cell table:formula="of:=[.T91]*50+IF(MOD([.T91];2); [.U91]-50; -[.U91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Martine</text:p>
          </table:table-cell>
          <table:table-cell office:value-type="string" calcext:value-type="string">
            <text:p>VERGNOL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Sky Blue</text:p>
          </table:table-cell>
          <table:table-cell office:value-type="string" calcext:value-type="string">
            <text:p>dnf</text:p>
          </table:table-cell>
          <table:table-cell table:style-name="Default" table:formula="of:=[.V92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92]*60+[.L92]+[.M92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92]*60+[.P92]+[.Q92]/100" office:value-type="float" office:value="0" calcext:value-type="float">
            <text:p>0,00</text:p>
          </table:table-cell>
          <table:table-cell table:style-name="ce3" table:formula="of:=([.N92]+[.R92])/2" office:value-type="float" office:value="0" calcext:value-type="float">
            <text:p>0,00</text:p>
          </table:table-cell>
          <table:table-cell table:number-columns-repeated="2"/>
          <table:table-cell table:formula="of:=[.T92]*50+IF(MOD([.T92];2); [.U92]-50; -[.U92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FLAUDI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Sky Blue</text:p>
          </table:table-cell>
          <table:table-cell office:value-type="float" office:value="850" calcext:value-type="float">
            <text:p>850</text:p>
          </table:table-cell>
          <table:table-cell table:formula="of:=[.S93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93]*60+[.L93]+[.M93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93]*60+[.P93]+[.Q93]/100" office:value-type="float" office:value="0" calcext:value-type="float">
            <text:p>0,00</text:p>
          </table:table-cell>
          <table:table-cell table:formula="of:=([.N93]+[.R93])/2" office:value-type="float" office:value="0" calcext:value-type="float">
            <text:p>0,00</text:p>
          </table:table-cell>
          <table:table-cell table:number-columns-repeated="2"/>
          <table:table-cell table:formula="of:=[.T93]*50+IF(MOD([.T93];2); [.U93]-50; -[.U93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KONG A SIOU LEFEBV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Sky Blue</text:p>
          </table:table-cell>
          <table:table-cell office:value-type="string" calcext:value-type="string">
            <text:p>spd</text:p>
          </table:table-cell>
          <table:table-cell table:formula="of:=[.S94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94]*60+[.L94]+[.M94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94]*60+[.P94]+[.Q94]/100" office:value-type="float" office:value="0" calcext:value-type="float">
            <text:p>0,00</text:p>
          </table:table-cell>
          <table:table-cell table:formula="of:=([.N94]+[.R94])/2" office:value-type="float" office:value="0" calcext:value-type="float">
            <text:p>0,00</text:p>
          </table:table-cell>
          <table:table-cell table:number-columns-repeated="2"/>
          <table:table-cell table:formula="of:=[.T94]*50+IF(MOD([.T94];2); [.U94]-50; -[.U94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Sky Blue</text:p>
          </table:table-cell>
          <table:table-cell office:value-type="float" office:value="850" calcext:value-type="float">
            <text:p>850</text:p>
          </table:table-cell>
          <table:table-cell table:formula="of:=[.S95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95]*60+[.L95]+[.M95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95]*60+[.P95]+[.Q95]/100" office:value-type="float" office:value="0" calcext:value-type="float">
            <text:p>0,00</text:p>
          </table:table-cell>
          <table:table-cell table:formula="of:=([.N95]+[.R95])/2" office:value-type="float" office:value="0" calcext:value-type="float">
            <text:p>0,00</text:p>
          </table:table-cell>
          <table:table-cell table:number-columns-repeated="2"/>
          <table:table-cell table:formula="of:=[.T95]*50+IF(MOD([.T95];2); [.U95]-50; -[.U95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Flavien</text:p>
          </table:table-cell>
          <table:table-cell office:value-type="string" calcext:value-type="string">
            <text:p>CIUPP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Sky Blue</text:p>
          </table:table-cell>
          <table:table-cell office:value-type="string" calcext:value-type="string">
            <text:p>dnf</text:p>
          </table:table-cell>
          <table:table-cell table:style-name="Default" table:formula="of:=[.V96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96]*60+[.L96]+[.M96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96]*60+[.P96]+[.Q96]/100" office:value-type="float" office:value="0" calcext:value-type="float">
            <text:p>0,00</text:p>
          </table:table-cell>
          <table:table-cell table:style-name="ce3" table:formula="of:=([.N96]+[.R96])/2" office:value-type="float" office:value="0" calcext:value-type="float">
            <text:p>0,00</text:p>
          </table:table-cell>
          <table:table-cell table:number-columns-repeated="2"/>
          <table:table-cell table:formula="of:=[.T96]*50+IF(MOD([.T96];2); [.U96]-50; -[.U96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TABOUR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Tortues Ninja DoBuLes Dilly</text:p>
          </table:table-cell>
          <table:table-cell office:value-type="float" office:value="850" calcext:value-type="float">
            <text:p>850</text:p>
          </table:table-cell>
          <table:table-cell table:formula="of:=[.S97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97]*60+[.L97]+[.M97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97]*60+[.P97]+[.Q97]/100" office:value-type="float" office:value="0" calcext:value-type="float">
            <text:p>0,00</text:p>
          </table:table-cell>
          <table:table-cell table:formula="of:=([.N97]+[.R97])/2" office:value-type="float" office:value="0" calcext:value-type="float">
            <text:p>0,00</text:p>
          </table:table-cell>
          <table:table-cell table:number-columns-repeated="2"/>
          <table:table-cell table:formula="of:=[.T97]*50+IF(MOD([.T97];2); [.U97]-50; -[.U97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GARNI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Tortues Ninja DoBuLes Dilly</text:p>
          </table:table-cell>
          <table:table-cell office:value-type="string" calcext:value-type="string">
            <text:p>spd</text:p>
          </table:table-cell>
          <table:table-cell table:formula="of:=[.S98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98]*60+[.L98]+[.M98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98]*60+[.P98]+[.Q98]/100" office:value-type="float" office:value="0" calcext:value-type="float">
            <text:p>0,00</text:p>
          </table:table-cell>
          <table:table-cell table:formula="of:=([.N98]+[.R98])/2" office:value-type="float" office:value="0" calcext:value-type="float">
            <text:p>0,00</text:p>
          </table:table-cell>
          <table:table-cell table:number-columns-repeated="2"/>
          <table:table-cell table:formula="of:=[.T98]*50+IF(MOD([.T98];2); [.U98]-50; -[.U98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SAL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Tortues Ninja DoBuLes Dilly</text:p>
          </table:table-cell>
          <table:table-cell office:value-type="float" office:value="850" calcext:value-type="float">
            <text:p>850</text:p>
          </table:table-cell>
          <table:table-cell table:formula="of:=[.S99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35" calcext:value-type="float">
            <text:p>43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99]*60+[.L99]+[.M99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99]*60+[.P99]+[.Q99]/100" office:value-type="float" office:value="0" calcext:value-type="float">
            <text:p>0,00</text:p>
          </table:table-cell>
          <table:table-cell table:formula="of:=([.N99]+[.R99])/2" office:value-type="float" office:value="0" calcext:value-type="float">
            <text:p>0,00</text:p>
          </table:table-cell>
          <table:table-cell table:number-columns-repeated="2"/>
          <table:table-cell table:formula="of:=[.T99]*50+IF(MOD([.T99];2); [.U99]-50; -[.U99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Didier</text:p>
          </table:table-cell>
          <table:table-cell office:value-type="string" calcext:value-type="string">
            <text:p>ADE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Tortues Ninja DoBuLes Dilly</text:p>
          </table:table-cell>
          <table:table-cell office:value-type="string" calcext:value-type="string">
            <text:p>dnf</text:p>
          </table:table-cell>
          <table:table-cell table:style-name="Default" table:formula="of:=[.V100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100]*60+[.L100]+[.M100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100]*60+[.P100]+[.Q100]/100" office:value-type="float" office:value="0" calcext:value-type="float">
            <text:p>0,00</text:p>
          </table:table-cell>
          <table:table-cell table:style-name="ce3" table:formula="of:=([.N100]+[.R100])/2" office:value-type="float" office:value="0" calcext:value-type="float">
            <text:p>0,00</text:p>
          </table:table-cell>
          <table:table-cell table:number-columns-repeated="2"/>
          <table:table-cell table:formula="of:=[.T100]*50+IF(MOD([.T100];2); [.U100]-50; -[.U100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Rémy</text:p>
          </table:table-cell>
          <table:table-cell office:value-type="string" calcext:value-type="string">
            <text:p>BLASQU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Tortues Ninja DoBuLes Dilly</text:p>
          </table:table-cell>
          <table:table-cell office:value-type="string" calcext:value-type="string">
            <text:p>dnf</text:p>
          </table:table-cell>
          <table:table-cell table:style-name="Default" table:formula="of:=[.V101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101]*60+[.L101]+[.M101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101]*60+[.P101]+[.Q101]/100" office:value-type="float" office:value="0" calcext:value-type="float">
            <text:p>0,00</text:p>
          </table:table-cell>
          <table:table-cell table:style-name="ce3" table:formula="of:=([.N101]+[.R101])/2" office:value-type="float" office:value="0" calcext:value-type="float">
            <text:p>0,00</text:p>
          </table:table-cell>
          <table:table-cell table:number-columns-repeated="2"/>
          <table:table-cell table:formula="of:=[.T101]*50+IF(MOD([.T101];2); [.U101]-50; -[.U101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Elise</text:p>
          </table:table-cell>
          <table:table-cell office:value-type="string" calcext:value-type="string">
            <text:p>JOUBER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é-Puy-sés</text:p>
          </table:table-cell>
          <table:table-cell office:value-type="float" office:value="850" calcext:value-type="float">
            <text:p>850</text:p>
          </table:table-cell>
          <table:table-cell table:formula="of:=[.S102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20" calcext:value-type="float">
            <text:p>7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02]*60+[.L102]+[.M102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102]*60+[.P102]+[.Q102]/100" office:value-type="float" office:value="0" calcext:value-type="float">
            <text:p>0,00</text:p>
          </table:table-cell>
          <table:table-cell table:formula="of:=([.N102]+[.R102])/2" office:value-type="float" office:value="0" calcext:value-type="float">
            <text:p>0,00</text:p>
          </table:table-cell>
          <table:table-cell table:number-columns-repeated="2"/>
          <table:table-cell table:formula="of:=[.T102]*50+IF(MOD([.T102];2); [.U102]-50; -[.U102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CHAUDI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é-Puy-sés</text:p>
          </table:table-cell>
          <table:table-cell office:value-type="float" office:value="850" calcext:value-type="float">
            <text:p>850</text:p>
          </table:table-cell>
          <table:table-cell table:formula="of:=[.S103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60" calcext:value-type="float">
            <text:p>56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03]*60+[.L103]+[.M103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103]*60+[.P103]+[.Q103]/100" office:value-type="float" office:value="0" calcext:value-type="float">
            <text:p>0,00</text:p>
          </table:table-cell>
          <table:table-cell table:formula="of:=([.N103]+[.R103])/2" office:value-type="float" office:value="0" calcext:value-type="float">
            <text:p>0,00</text:p>
          </table:table-cell>
          <table:table-cell table:number-columns-repeated="2"/>
          <table:table-cell table:formula="of:=[.T103]*50+IF(MOD([.T103];2); [.U103]-50; -[.U103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PAINTANDR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é-Puy-sés</text:p>
          </table:table-cell>
          <table:table-cell office:value-type="string" calcext:value-type="string">
            <text:p>dnf</text:p>
          </table:table-cell>
          <table:table-cell table:style-name="Default" table:formula="of:=[.V104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104]*60+[.L104]+[.M104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104]*60+[.P104]+[.Q104]/100" office:value-type="float" office:value="0" calcext:value-type="float">
            <text:p>0,00</text:p>
          </table:table-cell>
          <table:table-cell table:style-name="ce3" table:formula="of:=([.N104]+[.R104])/2" office:value-type="float" office:value="0" calcext:value-type="float">
            <text:p>0,00</text:p>
          </table:table-cell>
          <table:table-cell table:number-columns-repeated="2"/>
          <table:table-cell table:formula="of:=[.T104]*50+IF(MOD([.T104];2); [.U104]-50; -[.U104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Aurélie</text:p>
          </table:table-cell>
          <table:table-cell office:value-type="string" calcext:value-type="string">
            <text:p>LESCU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é-Puy-sés</text:p>
          </table:table-cell>
          <table:table-cell office:value-type="string" calcext:value-type="string">
            <text:p>spd</text:p>
          </table:table-cell>
          <table:table-cell table:formula="of:=[.S105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05]*60+[.L105]+[.M105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105]*60+[.P105]+[.Q105]/100" office:value-type="float" office:value="0" calcext:value-type="float">
            <text:p>0,00</text:p>
          </table:table-cell>
          <table:table-cell table:formula="of:=([.N105]+[.R105])/2" office:value-type="float" office:value="0" calcext:value-type="float">
            <text:p>0,00</text:p>
          </table:table-cell>
          <table:table-cell table:number-columns-repeated="2"/>
          <table:table-cell table:formula="of:=[.T105]*50+IF(MOD([.T105];2); [.U105]-50; -[.U105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PLANCHA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é-Puy-sés</text:p>
          </table:table-cell>
          <table:table-cell office:value-type="string" calcext:value-type="string">
            <text:p>dnf</text:p>
          </table:table-cell>
          <table:table-cell table:style-name="Default" table:formula="of:=[.V106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106]*60+[.L106]+[.M106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106]*60+[.P106]+[.Q106]/100" office:value-type="float" office:value="0" calcext:value-type="float">
            <text:p>0,00</text:p>
          </table:table-cell>
          <table:table-cell table:style-name="ce3" table:formula="of:=([.N106]+[.R106])/2" office:value-type="float" office:value="0" calcext:value-type="float">
            <text:p>0,00</text:p>
          </table:table-cell>
          <table:table-cell table:number-columns-repeated="2"/>
          <table:table-cell table:formula="of:=[.T106]*50+IF(MOD([.T106];2); [.U106]-50; -[.U106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Servane</text:p>
          </table:table-cell>
          <table:table-cell office:value-type="string" calcext:value-type="string">
            <text:p>BARBO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ycodurus Eques</text:p>
          </table:table-cell>
          <table:table-cell office:value-type="string" calcext:value-type="string">
            <text:p>dnf</text:p>
          </table:table-cell>
          <table:table-cell table:style-name="Default" table:formula="of:=[.V107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107]*60+[.L107]+[.M107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107]*60+[.P107]+[.Q107]/100" office:value-type="float" office:value="0" calcext:value-type="float">
            <text:p>0,00</text:p>
          </table:table-cell>
          <table:table-cell table:style-name="ce3" table:formula="of:=([.N107]+[.R107])/2" office:value-type="float" office:value="0" calcext:value-type="float">
            <text:p>0,00</text:p>
          </table:table-cell>
          <table:table-cell table:number-columns-repeated="2"/>
          <table:table-cell table:formula="of:=[.T107]*50+IF(MOD([.T107];2); [.U107]-50; -[.U107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NARBON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ycodurus Eques</text:p>
          </table:table-cell>
          <table:table-cell office:value-type="float" office:value="850" calcext:value-type="float">
            <text:p>850</text:p>
          </table:table-cell>
          <table:table-cell table:formula="of:=[.S108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08]*60+[.L108]+[.M108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108]*60+[.P108]+[.Q108]/100" office:value-type="float" office:value="0" calcext:value-type="float">
            <text:p>0,00</text:p>
          </table:table-cell>
          <table:table-cell table:formula="of:=([.N108]+[.R108])/2" office:value-type="float" office:value="0" calcext:value-type="float">
            <text:p>0,00</text:p>
          </table:table-cell>
          <table:table-cell table:number-columns-repeated="2"/>
          <table:table-cell table:formula="of:=[.T108]*50+IF(MOD([.T108];2); [.U108]-50; -[.U108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GONIN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ycodurus Eques</text:p>
          </table:table-cell>
          <table:table-cell office:value-type="string" calcext:value-type="string">
            <text:p>dnf</text:p>
          </table:table-cell>
          <table:table-cell table:style-name="Default" table:formula="of:=[.V109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109]*60+[.L109]+[.M109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109]*60+[.P109]+[.Q109]/100" office:value-type="float" office:value="0" calcext:value-type="float">
            <text:p>0,00</text:p>
          </table:table-cell>
          <table:table-cell table:style-name="ce3" table:formula="of:=([.N109]+[.R109])/2" office:value-type="float" office:value="0" calcext:value-type="float">
            <text:p>0,00</text:p>
          </table:table-cell>
          <table:table-cell table:number-columns-repeated="2"/>
          <table:table-cell table:formula="of:=[.T109]*50+IF(MOD([.T109];2); [.U109]-50; -[.U109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GUILL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ycodurus Eques</text:p>
          </table:table-cell>
          <table:table-cell office:value-type="float" office:value="850" calcext:value-type="float">
            <text:p>850</text:p>
          </table:table-cell>
          <table:table-cell table:formula="of:=[.S110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10]*60+[.L110]+[.M110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110]*60+[.P110]+[.Q110]/100" office:value-type="float" office:value="0" calcext:value-type="float">
            <text:p>0,00</text:p>
          </table:table-cell>
          <table:table-cell table:formula="of:=([.N110]+[.R110])/2" office:value-type="float" office:value="0" calcext:value-type="float">
            <text:p>0,00</text:p>
          </table:table-cell>
          <table:table-cell table:number-columns-repeated="2"/>
          <table:table-cell table:formula="of:=[.T110]*50+IF(MOD([.T110];2); [.U110]-50; -[.U110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Pierre-Louis</text:p>
          </table:table-cell>
          <table:table-cell office:value-type="string" calcext:value-type="string">
            <text:p>DUFRES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ycodurus Eques</text:p>
          </table:table-cell>
          <table:table-cell office:value-type="string" calcext:value-type="string">
            <text:p>spd</text:p>
          </table:table-cell>
          <table:table-cell table:formula="of:=[.S111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11]*60+[.L111]+[.M111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111]*60+[.P111]+[.Q111]/100" office:value-type="float" office:value="0" calcext:value-type="float">
            <text:p>0,00</text:p>
          </table:table-cell>
          <table:table-cell table:formula="of:=([.N111]+[.R111])/2" office:value-type="float" office:value="0" calcext:value-type="float">
            <text:p>0,00</text:p>
          </table:table-cell>
          <table:table-cell table:number-columns-repeated="2"/>
          <table:table-cell table:formula="of:=[.T111]*50+IF(MOD([.T111];2); [.U111]-50; -[.U111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GUEGU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RA du LAC</text:p>
          </table:table-cell>
          <table:table-cell office:value-type="string" calcext:value-type="string">
            <text:p>spd</text:p>
          </table:table-cell>
          <table:table-cell table:formula="of:=[.S112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12]*60+[.L112]+[.M112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112]*60+[.P112]+[.Q112]/100" office:value-type="float" office:value="0" calcext:value-type="float">
            <text:p>0,00</text:p>
          </table:table-cell>
          <table:table-cell table:formula="of:=([.N112]+[.R112])/2" office:value-type="float" office:value="0" calcext:value-type="float">
            <text:p>0,00</text:p>
          </table:table-cell>
          <table:table-cell table:number-columns-repeated="2"/>
          <table:table-cell table:formula="of:=[.T112]*50+IF(MOD([.T112];2); [.U112]-50; -[.U112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BORGA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RA du LAC</text:p>
          </table:table-cell>
          <table:table-cell office:value-type="string" calcext:value-type="string">
            <text:p>dnf</text:p>
          </table:table-cell>
          <table:table-cell table:style-name="Default" table:formula="of:=[.V113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113]*60+[.L113]+[.M113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113]*60+[.P113]+[.Q113]/100" office:value-type="float" office:value="0" calcext:value-type="float">
            <text:p>0,00</text:p>
          </table:table-cell>
          <table:table-cell table:style-name="ce3" table:formula="of:=([.N113]+[.R113])/2" office:value-type="float" office:value="0" calcext:value-type="float">
            <text:p>0,00</text:p>
          </table:table-cell>
          <table:table-cell table:number-columns-repeated="2"/>
          <table:table-cell table:formula="of:=[.T113]*50+IF(MOD([.T113];2); [.U113]-50; -[.U113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Aurelien</text:p>
          </table:table-cell>
          <table:table-cell office:value-type="string" calcext:value-type="string">
            <text:p>LANOISELI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 du LAC</text:p>
          </table:table-cell>
          <table:table-cell office:value-type="float" office:value="850" calcext:value-type="float">
            <text:p>850</text:p>
          </table:table-cell>
          <table:table-cell table:formula="of:=[.S114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14]*60+[.L114]+[.M114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114]*60+[.P114]+[.Q114]/100" office:value-type="float" office:value="0" calcext:value-type="float">
            <text:p>0,00</text:p>
          </table:table-cell>
          <table:table-cell table:formula="of:=([.N114]+[.R114])/2" office:value-type="float" office:value="0" calcext:value-type="float">
            <text:p>0,00</text:p>
          </table:table-cell>
          <table:table-cell table:number-columns-repeated="2"/>
          <table:table-cell table:formula="of:=[.T114]*50+IF(MOD([.T114];2); [.U114]-50; -[.U114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L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 du LAC</text:p>
          </table:table-cell>
          <table:table-cell office:value-type="float" office:value="850" calcext:value-type="float">
            <text:p>850</text:p>
          </table:table-cell>
          <table:table-cell table:formula="of:=[.S115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15]*60+[.L115]+[.M115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115]*60+[.P115]+[.Q115]/100" office:value-type="float" office:value="0" calcext:value-type="float">
            <text:p>0,00</text:p>
          </table:table-cell>
          <table:table-cell table:formula="of:=([.N115]+[.R115])/2" office:value-type="float" office:value="0" calcext:value-type="float">
            <text:p>0,00</text:p>
          </table:table-cell>
          <table:table-cell table:number-columns-repeated="2"/>
          <table:table-cell table:formula="of:=[.T115]*50+IF(MOD([.T115];2); [.U115]-50; -[.U115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Renaud</text:p>
          </table:table-cell>
          <table:table-cell office:value-type="string" calcext:value-type="string">
            <text:p>LAMIR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 du LAC</text:p>
          </table:table-cell>
          <table:table-cell office:value-type="string" calcext:value-type="string">
            <text:p>dnf</text:p>
          </table:table-cell>
          <table:table-cell table:style-name="Default" table:formula="of:=[.V116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116]*60+[.L116]+[.M116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116]*60+[.P116]+[.Q116]/100" office:value-type="float" office:value="0" calcext:value-type="float">
            <text:p>0,00</text:p>
          </table:table-cell>
          <table:table-cell table:style-name="ce3" table:formula="of:=([.N116]+[.R116])/2" office:value-type="float" office:value="0" calcext:value-type="float">
            <text:p>0,00</text:p>
          </table:table-cell>
          <table:table-cell table:number-columns-repeated="2"/>
          <table:table-cell table:formula="of:=[.T116]*50+IF(MOD([.T116];2); [.U116]-50; -[.U116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Pascale</text:p>
          </table:table-cell>
          <table:table-cell office:value-type="string" calcext:value-type="string">
            <text:p>AUBR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tre jour viendra</text:p>
          </table:table-cell>
          <table:table-cell office:value-type="float" office:value="850" calcext:value-type="float">
            <text:p>850</text:p>
          </table:table-cell>
          <table:table-cell table:formula="of:=[.S117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17]*60+[.L117]+[.M117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117]*60+[.P117]+[.Q117]/100" office:value-type="float" office:value="0" calcext:value-type="float">
            <text:p>0,00</text:p>
          </table:table-cell>
          <table:table-cell table:formula="of:=([.N117]+[.R117])/2" office:value-type="float" office:value="0" calcext:value-type="float">
            <text:p>0,00</text:p>
          </table:table-cell>
          <table:table-cell table:number-columns-repeated="2"/>
          <table:table-cell table:formula="of:=[.T117]*50+IF(MOD([.T117];2); [.U117]-50; -[.U117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Yohan</text:p>
          </table:table-cell>
          <table:table-cell office:value-type="string" calcext:value-type="string">
            <text:p>LAJOUX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tre jour viendra</text:p>
          </table:table-cell>
          <table:table-cell office:value-type="string" calcext:value-type="string">
            <text:p>dnf</text:p>
          </table:table-cell>
          <table:table-cell table:style-name="Default" table:formula="of:=[.V118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118]*60+[.L118]+[.M118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118]*60+[.P118]+[.Q118]/100" office:value-type="float" office:value="0" calcext:value-type="float">
            <text:p>0,00</text:p>
          </table:table-cell>
          <table:table-cell table:style-name="ce3" table:formula="of:=([.N118]+[.R118])/2" office:value-type="float" office:value="0" calcext:value-type="float">
            <text:p>0,00</text:p>
          </table:table-cell>
          <table:table-cell table:number-columns-repeated="2"/>
          <table:table-cell table:formula="of:=[.T118]*50+IF(MOD([.T118];2); [.U118]-50; -[.U118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Patrice</text:p>
          </table:table-cell>
          <table:table-cell office:value-type="string" calcext:value-type="string">
            <text:p>PIERRA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tre jour viendra</text:p>
          </table:table-cell>
          <table:table-cell office:value-type="string" calcext:value-type="string">
            <text:p>dnf</text:p>
          </table:table-cell>
          <table:table-cell table:style-name="Default" table:formula="of:=[.V119]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K119]*60+[.L119]+[.M119]/100" office:value-type="float" office:value="0" calcext:value-type="float">
            <text:p>0,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O119]*60+[.P119]+[.Q119]/100" office:value-type="float" office:value="0" calcext:value-type="float">
            <text:p>0,00</text:p>
          </table:table-cell>
          <table:table-cell table:style-name="ce3" table:formula="of:=([.N119]+[.R119])/2" office:value-type="float" office:value="0" calcext:value-type="float">
            <text:p>0,00</text:p>
          </table:table-cell>
          <table:table-cell table:number-columns-repeated="2"/>
          <table:table-cell table:formula="of:=[.T119]*50+IF(MOD([.T119];2); [.U119]-50; -[.U119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Virgile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tre jour viendra</text:p>
          </table:table-cell>
          <table:table-cell office:value-type="float" office:value="850" calcext:value-type="float">
            <text:p>850</text:p>
          </table:table-cell>
          <table:table-cell table:formula="of:=[.S120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20]*60+[.L120]+[.M120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120]*60+[.P120]+[.Q120]/100" office:value-type="float" office:value="0" calcext:value-type="float">
            <text:p>0,00</text:p>
          </table:table-cell>
          <table:table-cell table:formula="of:=([.N120]+[.R120])/2" office:value-type="float" office:value="0" calcext:value-type="float">
            <text:p>0,00</text:p>
          </table:table-cell>
          <table:table-cell table:number-columns-repeated="2"/>
          <table:table-cell table:formula="of:=[.T120]*50+IF(MOD([.T120];2); [.U120]-50; -[.U120])" office:value-type="float" office:value="0" calcext:value-type="float">
            <text:p>0</text:p>
          </table:table-cell>
        </table:table-row>
        <table:table-row table:style-name="ro2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Fabienne</text:p>
          </table:table-cell>
          <table:table-cell office:value-type="string" calcext:value-type="string">
            <text:p>FLOQU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tre jour viendra</text:p>
          </table:table-cell>
          <table:table-cell office:value-type="string" calcext:value-type="string">
            <text:p>spd</text:p>
          </table:table-cell>
          <table:table-cell table:formula="of:=[.S121]"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21]*60+[.L121]+[.M121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121]*60+[.P121]+[.Q121]/100" office:value-type="float" office:value="0" calcext:value-type="float">
            <text:p>0,00</text:p>
          </table:table-cell>
          <table:table-cell table:formula="of:=([.N121]+[.R121])/2" office:value-type="float" office:value="0" calcext:value-type="float">
            <text:p>0,00</text:p>
          </table:table-cell>
          <table:table-cell table:number-columns-repeated="2"/>
          <table:table-cell table:formula="of:=[.T121]*50+IF(MOD([.T121];2); [.U121]-50; -[.U121]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resultats-calcul'.A1:'resultats-calcul'.V121" table:display-filter-buttons="true">
          <table:filter>
            <table:filter-and>
              <table:filter-condition table:field-number="5" table:value="sta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5">00/00/0000</text:date>, <text:time style:data-style-name="N2" text:time-value="08:53:07.4625465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9-05-25T10:40:50.060703515</dc:date>
    <meta:editing-duration>PT1H52M51S</meta:editing-duration>
    <meta:editing-cycles>21</meta:editing-cycles>
    <meta:document-statistic meta:table-count="1" meta:cell-count="2301" meta:object-count="0"/>
  </office:meta>
</office:document-meta>
</file>